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 svg:font-family="arial"/>
    <style:font-face style:name="ArialMT" svg:font-family="ArialMT"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background-color="#00ff00"/>
    </style:style>
    <style:style style:name="P6" style:family="paragraph" style:parent-style-name="Standard">
      <style:text-properties fo:color="#004586" fo:font-weight="bold" style:font-weight-asian="bold" style:font-weight-complex="bold"/>
    </style:style>
    <style:style style:name="P7" style:family="paragraph" style:parent-style-name="Standard">
      <style:text-properties fo:color="#004586" fo:font-weight="bold" fo:background-color="transparent" style:font-weight-asian="bold"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4586" fo:font-size="14pt" fo:font-weight="bold" style:font-size-asian="14pt" style:font-size-complex="14pt"/>
    </style:style>
    <style:style style:name="P10" style:family="paragraph" style:parent-style-name="Standard">
      <style:text-properties fo:font-variant="normal" fo:text-transform="none" fo:color="#004586" fo:letter-spacing="normal" fo:font-style="normal" fo:font-weight="bold" style:font-weight-asian="bold" style:font-weight-complex="bold"/>
    </style:style>
    <style:style style:name="P11"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2"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4"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5" style:family="paragraph" style:parent-style-name="Standard">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8" style:family="paragraph" style:parent-style-name="Standard">
      <style:text-properties fo:font-variant="normal" fo:text-transform="none" fo:color="#222222" fo:letter-spacing="normal" fo:font-style="normal" fo:background-color="transparent"/>
    </style:style>
    <style:style style:name="P19" style:family="paragraph" style:parent-style-name="Standard">
      <style:text-properties fo:font-variant="normal" fo:text-transform="none" fo:color="#222222" style:font-name="Times New Roman" fo:letter-spacing="normal" fo:font-style="normal" fo:font-weight="normal" fo:background-color="transparent"/>
    </style:style>
    <style:style style:name="P20"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1"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2"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3" style:family="paragraph" style:parent-style-name="Standard">
      <style:paragraph-properties style:snap-to-layout-grid="false"/>
      <style:text-properties style:font-name="Arial" fo:font-size="11pt" style:font-size-asian="11pt" style:font-name-complex="Arial" style:font-size-complex="11pt"/>
    </style:style>
    <style:style style:name="P24" style:family="paragraph" style:parent-style-name="Standard">
      <style:text-properties style:font-name="Times New Roman"/>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justify" style:justify-single-word="false"/>
    </style:style>
    <style:style style:name="P27" style:family="paragraph" style:parent-style-name="Standard">
      <style:text-properties fo:color="#000080" fo:font-weight="bold" style:font-weight-asian="bold" style:font-weight-complex="bold"/>
    </style:style>
    <style:style style:name="P28" style:family="paragraph" style:parent-style-name="Standard">
      <style:text-properties fo:background-color="#000080"/>
    </style:style>
    <style:style style:name="P29" style:family="paragraph" style:parent-style-name="Standard">
      <style:text-properties fo:color="#ff3333" fo:font-size="13pt" fo:font-weight="normal" style:font-size-asian="13pt" style:font-weight-asian="normal" style:font-size-complex="13pt" style:font-weight-complex="normal"/>
    </style:style>
    <style:style style:name="P30"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31"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32"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3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34"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35"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36"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37"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38" style:family="paragraph" style:parent-style-name="Standard">
      <style:paragraph-properties fo:margin-left="0cm" fo:margin-right="0cm" fo:orphans="2" fo:widows="2" fo:text-indent="0cm" style:auto-text-indent="false"/>
    </style:style>
    <style:style style:name="P39"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40"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41"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42"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43" style:family="paragraph" style:parent-style-name="Standard">
      <style:paragraph-properties fo:margin-top="0cm" fo:margin-bottom="0.212cm" style:snap-to-layout-grid="false"/>
    </style:style>
    <style:style style:name="P44" style:family="paragraph" style:parent-style-name="Standard">
      <style:paragraph-properties fo:margin-left="1.251cm" fo:margin-right="0cm" fo:margin-top="0cm" fo:margin-bottom="0.212cm" fo:text-indent="0cm" style:auto-text-indent="false" style:snap-to-layout-grid="false"/>
    </style:style>
    <style:style style:name="P45" style:family="paragraph" style:parent-style-name="Standard">
      <style:paragraph-properties fo:margin-left="2.501cm" fo:margin-right="0cm" fo:margin-top="0cm" fo:margin-bottom="0.212cm" fo:text-indent="0cm" style:auto-text-indent="false" style:snap-to-layout-grid="false"/>
    </style:style>
    <style:style style:name="P46"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7"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8"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9"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0"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1"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2"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3"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4"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5"/>
    <style:style style:name="P60" style:family="paragraph" style:parent-style-name="Standard" style:list-style-name="L6"/>
    <style:style style:name="P61" style:family="paragraph" style:parent-style-name="Standard" style:list-style-name="L7">
      <style:text-properties fo:font-weight="normal" style:font-weight-asian="normal" style:font-weight-complex="normal"/>
    </style:style>
    <style:style style:name="P62" style:family="paragraph" style:parent-style-name="Standard" style:list-style-name="L8">
      <style:text-properties fo:font-weight="normal" style:font-weight-asian="normal" style:font-weight-complex="normal"/>
    </style:style>
    <style:style style:name="P63" style:family="paragraph" style:parent-style-name="Standard" style:list-style-name="L9">
      <style:text-properties fo:font-weight="normal" style:font-weight-asian="normal" style:font-weight-complex="normal"/>
    </style:style>
    <style:style style:name="P64" style:family="paragraph" style:parent-style-name="Standard" style:list-style-name="L10">
      <style:text-properties fo:font-weight="normal" style:font-weight-asian="normal" style:font-weight-complex="normal"/>
    </style:style>
    <style:style style:name="P65" style:family="paragraph" style:parent-style-name="Standard" style:list-style-name="L11">
      <style:text-properties fo:font-weight="normal" style:font-weight-asian="normal" style:font-weight-complex="normal"/>
    </style:style>
    <style:style style:name="P66" style:family="paragraph" style:parent-style-name="Standard" style:list-style-name="L12">
      <style:text-properties fo:font-weight="normal" style:font-weight-asian="normal" style:font-weight-complex="normal"/>
    </style:style>
    <style:style style:name="P67" style:family="paragraph" style:parent-style-name="Standard" style:list-style-name="L13">
      <style:text-properties fo:font-weight="normal" style:font-weight-asian="normal" style:font-weight-complex="normal"/>
    </style:style>
    <style:style style:name="P68" style:family="paragraph" style:parent-style-name="Standard">
      <style:paragraph-properties fo:text-align="start" style:justify-single-word="false"/>
    </style:style>
    <style:style style:name="P69"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70" style:family="paragraph" style:parent-style-name="Standard">
      <style:text-properties fo:font-variant="normal" fo:text-transform="none" fo:color="#222222" fo:letter-spacing="normal" fo:font-style="normal" fo:font-weight="normal" fo:background-color="transparent"/>
    </style:style>
    <style:style style:name="P71" style:family="paragraph" style:parent-style-name="Standard" style:list-style-name="L14">
      <style:text-properties fo:font-variant="normal" fo:text-transform="none" fo:color="#222222" fo:letter-spacing="normal" fo:font-style="normal" fo:font-weight="normal" fo:background-color="transparent" style:font-weight-asian="normal" style:font-weight-complex="normal"/>
    </style:style>
    <style:style style:name="P7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73"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74" style:family="paragraph" style:parent-style-name="Standard">
      <style:text-properties style:font-name="Times New Roman"/>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indent="0cm"/>
    </style:style>
    <style:style style:name="P7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properties fo:font-size="14pt" style:font-size-asian="14pt" style:font-size-complex="14pt"/>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properties fo:font-size="7pt" style:font-size-asian="7pt" style:font-size-complex="7pt"/>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background-color="#00ff0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style:style>
    <style:style style:name="T9" style:family="text">
      <style:text-properties fo:font-variant="normal" fo:text-transform="none"/>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normal" fo:font-weight="normal" fo:background-color="transparent"/>
    </style:style>
    <style:style style:name="T12" style:family="text">
      <style:text-properties fo:font-variant="normal" fo:text-transform="none" fo:color="#222222" fo:letter-spacing="normal" fo:font-style="normal" fo:font-weight="normal" fo:background-color="transparent" style:font-weight-asian="bold" style:font-weight-complex="bold"/>
    </style:style>
    <style:style style:name="T13" style:family="text">
      <style:text-properties fo:font-variant="normal" fo:text-transform="none" fo:color="#222222" fo:letter-spacing="normal" fo:font-style="normal" fo:font-weight="normal" fo:background-color="transparent" style:font-weight-asian="normal" style:font-weight-complex="normal"/>
    </style:style>
    <style:style style:name="T14" style:family="text">
      <style:text-properties fo:font-variant="normal" fo:text-transform="none" fo:color="#222222" fo:letter-spacing="normal" fo:font-style="normal" style:text-underline-style="solid" style:text-underline-width="auto" style:text-underline-color="font-color" fo:font-weight="normal" fo:background-color="transparent"/>
    </style:style>
    <style:style style:name="T15" style:family="text">
      <style:text-properties fo:font-variant="normal" fo:text-transform="none" fo:color="#222222" style:font-name="Times New Roman" fo:letter-spacing="normal" fo:font-style="normal" fo:font-weight="normal" fo:background-color="transparent" style:font-weight-asian="normal" style:font-weight-complex="normal"/>
    </style:style>
    <style:style style:name="T16" style:family="text">
      <style:text-properties fo:font-variant="normal" fo:text-transform="none" fo:color="#222222" style:font-name="Times New Roman" fo:letter-spacing="normal" fo:font-style="normal" fo:background-color="transparent"/>
    </style:style>
    <style:style style:name="T17" style:family="text">
      <style:text-properties fo:font-variant="normal" fo:text-transform="none" fo:color="#222222" style:font-name="arial" fo:font-size="9pt" fo:letter-spacing="normal" fo:font-style="normal" fo:font-weight="normal" fo:background-color="transparent"/>
    </style:style>
    <style:style style:name="T18" style:family="text">
      <style:text-properties fo:font-variant="normal" fo:text-transform="none" fo:color="#222222" style:font-name="Times New Roman" fo:letter-spacing="normal" fo:font-style="normal" fo:font-weight="normal" fo:background-color="transparent"/>
    </style:style>
    <style:style style:name="T19" style:family="text">
      <style:text-properties fo:font-variant="normal" fo:text-transform="none" fo:color="#222222" style:font-name="Times New Roman" fo:font-size="9pt" fo:letter-spacing="normal" fo:font-style="normal" fo:font-weight="normal" fo:background-color="transparent"/>
    </style:style>
    <style:style style:name="T20"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21" style:family="text">
      <style:text-properties fo:font-variant="normal" fo:text-transform="none" fo:color="#222222" fo:font-size="12pt" fo:letter-spacing="normal" fo:font-style="normal" fo:font-weight="normal" fo:background-color="transparent" style:font-size-asian="12pt" style:font-size-complex="12pt"/>
    </style:style>
    <style:style style:name="T22" style:family="text">
      <style:text-properties fo:font-variant="normal" fo:text-transform="none" fo:color="#004586" fo:letter-spacing="normal" fo:font-style="normal" fo:font-weight="normal"/>
    </style:style>
    <style:style style:name="T23" style:family="text">
      <style:text-properties fo:font-variant="normal" fo:text-transform="none" fo:color="#004586" fo:letter-spacing="normal" fo:font-style="normal" fo:font-weight="bold" fo:background-color="transparent" style:font-weight-asian="bold" style:font-weight-complex="bold"/>
    </style:style>
    <style:style style:name="T24" style:family="text">
      <style:text-properties fo:font-variant="normal" fo:text-transform="none" fo:color="#004586" style:font-name="Arial" fo:font-size="14pt" fo:letter-spacing="normal" fo:font-style="normal" fo:font-weight="normal" style:font-size-asian="14pt" style:font-size-complex="14pt"/>
    </style:style>
    <style:style style:name="T25" style:family="text">
      <style:text-properties fo:font-variant="normal" fo:text-transform="none" fo:color="#004586" style:font-name="Times New Roman" fo:letter-spacing="normal" fo:font-style="normal" fo:font-weight="bold" style:font-weight-asian="bold" style:font-weight-complex="bold"/>
    </style:style>
    <style:style style:name="T26"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fo:background-color="transparent" style:font-weight-asian="normal" style:font-weight-complex="normal"/>
    </style:style>
    <style:style style:name="T29" style:family="text">
      <style:text-properties fo:font-variant="normal" fo:text-transform="none" fo:color="#000080" fo:letter-spacing="normal" fo:font-style="normal" fo:font-weight="normal"/>
    </style:style>
    <style:style style:name="T30" style:family="text">
      <style:text-properties fo:font-variant="normal" fo:text-transform="none" fo:color="#ff3333" fo:font-size="13pt" fo:letter-spacing="normal" fo:font-style="normal" fo:font-weight="normal" style:font-size-asian="13pt" style:font-weight-asian="normal" style:font-size-complex="13pt" style:font-weight-complex="normal"/>
    </style:style>
    <style:style style:name="T31" style:family="text">
      <style:text-properties style:font-name="Arial"/>
    </style:style>
    <style:style style:name="T32" style:family="text">
      <style:text-properties style:font-name="Arial" fo:font-size="11pt" style:font-size-asian="11pt" style:font-name-complex="Arial" style:font-size-complex="11pt"/>
    </style:style>
    <style:style style:name="T33" style:family="text">
      <style:text-properties fo:color="#004586"/>
    </style:style>
    <style:style style:name="T34" style:family="text">
      <style:text-properties fo:color="#004586" fo:font-weight="bold" style:font-weight-asian="bold" style:font-weight-complex="bold"/>
    </style:style>
    <style:style style:name="T35" style:family="text">
      <style:text-properties fo:color="#000080"/>
    </style:style>
    <style:style style:name="T36" style:family="text">
      <style:text-properties fo:color="#000080" fo:font-weight="bold" style:font-weight-asian="bold" style:font-weight-complex="bold"/>
    </style:style>
    <style:style style:name="T37" style:family="text">
      <style:text-properties fo:background-color="transparent"/>
    </style:style>
    <style:style style:name="T38" style:family="text">
      <style:text-properties fo:background-color="transparent" style:font-weight-asian="normal" style:font-weight-complex="normal"/>
    </style:style>
    <style:style style:name="T39" style:family="text">
      <style:text-properties style:font-weight-asian="bold"/>
    </style:style>
    <style:style style:name="T40" style:family="text">
      <style:text-properties style:font-weight-asian="bold" style:font-weight-complex="bold"/>
    </style:style>
    <style:style style:name="T41" style:family="text">
      <style:text-properties style:font-weight-asian="normal"/>
    </style:style>
    <style:style style:name="T42" style:family="text">
      <style:text-properties style:font-weight-asian="normal" style:font-weight-complex="normal"/>
    </style:style>
    <style:style style:name="T43" style:family="text">
      <style:text-properties fo:color="#ff3333" fo:font-size="13pt" fo:font-weight="normal" style:font-size-asian="13pt" style:font-weight-asian="normal" style:font-size-complex="13pt" style:font-weight-complex="normal"/>
    </style:style>
    <style:style style:name="T44" style:family="text">
      <style:text-properties style:font-name="Times New Roman"/>
    </style:style>
    <style:style style:name="T45" style:family="text">
      <style:text-properties fo:letter-spacing="normal"/>
    </style:style>
    <style:style style:name="T46" style:family="text">
      <style:text-properties fo:font-style="normal"/>
    </style:style>
    <style:style style:name="T47" style:family="text">
      <style:text-properties style:font-weight-complex="bold"/>
    </style:style>
    <style:style style:name="T48" style:family="text">
      <style:text-properties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background-color="transparent"/>
    </style:style>
    <style:style style:name="T51" style:family="text">
      <style:text-properties style:text-underline-style="none"/>
    </style:style>
    <style:style style:name="T52" style:family="text">
      <style:text-properties fo:color="#000000" style:font-name="arial" fo:font-size="9pt"/>
    </style:style>
    <style:style style:name="T53" style:family="text">
      <style:text-properties style:font-name="Times New Roman"/>
    </style:style>
    <style:style style:name="T5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svg:stroke-width="0cm" svg:stroke-color="#000000" draw:marker-start="" draw:marker-start-width="0.3cm" draw:marker-start-center="false" draw:marker-end="" draw:marker-end-width="0.3cm" draw:marker-end-center="false" draw:fill="none" draw:fill-color="#ffffff" fo:min-height="1.064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none" svg:stroke-width="0cm" svg:stroke-color="#000000" draw:marker-start="" draw:marker-start-width="0.3cm" draw:marker-start-center="false" draw:marker-end="" draw:marker-end-width="0.3cm" draw:marker-end-center="false" draw:fill="none" draw:fill-color="#ffffff" fo:min-height="0.716cm" fo:padding-top="0.125cm" fo:padding-bottom="0.125cm" fo:padding-left="0.25cm" fo:padding-right="0.25cm" draw:shadow="hidden" draw:shadow-offset-x="0.3cm" draw:shadow-offset-y="0.3cm" draw:shadow-color="#808080" style:run-through="foreground"/>
    </style:style>
    <style:style style:name="gr179"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svg:stroke-width="0cm" svg:stroke-color="#000000" draw:marker-start="" draw:marker-start-width="0.3cm" draw:marker-start-center="false" draw:marker-end="" draw:marker-end-width="0.3cm" draw:marker-end-center="false" draw:fill="none" draw:fill-color="#ffffff" fo:min-height="1.062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2">Garoé:Una Plataforma Orientada a Objetos para el Desarrollo de Soluciones Algorítmicas basadas en Búsqueda‏</text:h>
      <text:p text:style-name="P46"/>
      <text:p text:style-name="P47"/>
      <text:p text:style-name="P47"/>
      <text:p text:style-name="P48"/>
      <text:p text:style-name="P49">Autores: Fiori, Carla Noelia</text:p>
      <text:p text:style-name="P49"><text:tab/> <text:s text:c="3"/>Gutierrez Brida, Simon Emmanuel</text:p>
      <text:p text:style-name="P49"/>
      <text:p text:style-name="P48"/>
      <text:p text:style-name="P48"/>
      <text:p text:style-name="P50">Universidad Nacional de Río Cuarto.</text:p>
      <text:p text:style-name="P50">07/Noviembre/2011</text:p>
      <text:p text:style-name="P47"/>
      <text:p text:style-name="P47"/>
      <text:p text:style-name="P47"/>
      <text:p text:style-name="P47"/>
      <text:p text:style-name="P47"/>
      <text:p text:style-name="P47"><text:soft-page-break/>Índice</text:p>
      <table:table table:name="Tabla1" table:style-name="Tabla1">
        <table:table-column table:style-name="Tabla1.A"/>
        <table:table-column table:style-name="Tabla1.B"/>
        <table:table-row table:style-name="Tabla1.1">
          <table:table-cell table:style-name="Tabla1.A1" office:value-type="string">
            <text:p text:style-name="P23">1. Introducción……………………………………………………………………………………</text:p>
          </table:table-cell>
          <table:table-cell table:style-name="Tabla1.B1" office:value-type="string">
            <text:p text:style-name="P41">5</text:p>
          </table:table-cell>
        </table:table-row>
        <table:table-row table:style-name="Tabla1.1">
          <table:table-cell table:style-name="Tabla1.A1" office:value-type="string">
            <text:p text:style-name="P42">2. Objetivos……………………………………………………………………………………….</text:p>
          </table:table-cell>
          <table:table-cell table:style-name="Tabla1.B1" office:value-type="string">
            <text:p text:style-name="P41">5</text:p>
          </table:table-cell>
        </table:table-row>
        <table:table-row table:style-name="Tabla1.1">
          <table:table-cell table:style-name="Tabla1.A1" office:value-type="string">
            <text:p text:style-name="P42">3. Implementación del TAD…………..…………………………………………………………</text:p>
          </table:table-cell>
          <table:table-cell table:style-name="Tabla1.B1" office:value-type="string">
            <text:p text:style-name="P41">6</text:p>
          </table:table-cell>
        </table:table-row>
        <table:table-row table:style-name="Tabla1.1">
          <table:table-cell table:style-name="Tabla1.A1" office:value-type="string">
            <text:p text:style-name="P51">3.1. Planificación del Taller..……..…………………………………………………….</text:p>
          </table:table-cell>
          <table:table-cell table:style-name="Tabla1.B1" office:value-type="string">
            <text:p text:style-name="P41">6</text:p>
          </table:table-cell>
        </table:table-row>
        <table:table-row table:style-name="Tabla1.1">
          <table:table-cell table:style-name="Tabla1.A1" office:value-type="string">
            <text:p text:style-name="P51">3.2. En el aula: Actividades y Metodología………………………………………….</text:p>
          </table:table-cell>
          <table:table-cell table:style-name="Tabla1.B1" office:value-type="string">
            <text:p text:style-name="P41">8</text:p>
          </table:table-cell>
        </table:table-row>
        <table:table-row table:style-name="Tabla1.1">
          <table:table-cell table:style-name="Tabla1.A1" office:value-type="string">
            <text:p text:style-name="P52">3.2.1. Metodología……………………………………………………………..</text:p>
          </table:table-cell>
          <table:table-cell table:style-name="Tabla1.B1" office:value-type="string">
            <text:p text:style-name="P41">8</text:p>
          </table:table-cell>
        </table:table-row>
        <table:table-row table:style-name="Tabla1.1">
          <table:table-cell table:style-name="Tabla1.A1" office:value-type="string">
            <text:p text:style-name="P52">3.2.2. Actividades………………………………………………………………</text:p>
          </table:table-cell>
          <table:table-cell table:style-name="Tabla1.B1" office:value-type="string">
            <text:p text:style-name="P41">8</text:p>
          </table:table-cell>
        </table:table-row>
        <table:table-row table:style-name="Tabla1.1">
          <table:table-cell table:style-name="Tabla1.A1" office:value-type="string">
            <text:p text:style-name="P53">3.2.2.1. Inicio…………………………………………………………..</text:p>
          </table:table-cell>
          <table:table-cell table:style-name="Tabla1.B1" office:value-type="string">
            <text:p text:style-name="P41">9</text:p>
          </table:table-cell>
        </table:table-row>
        <table:table-row table:style-name="Tabla1.1">
          <table:table-cell table:style-name="Tabla1.A1" office:value-type="string">
            <text:p text:style-name="P53">3.2.2.2. Geografía…………………………………………………….</text:p>
          </table:table-cell>
          <table:table-cell table:style-name="Tabla1.B1" office:value-type="string">
            <text:p text:style-name="P41">9</text:p>
          </table:table-cell>
        </table:table-row>
        <table:table-row table:style-name="Tabla1.1">
          <table:table-cell table:style-name="Tabla1.A1" office:value-type="string">
            <text:p text:style-name="P53">3.2.2.3. Video………………………………………………………….</text:p>
          </table:table-cell>
          <table:table-cell table:style-name="Tabla1.B1" office:value-type="string">
            <text:p text:style-name="P41">10</text:p>
          </table:table-cell>
        </table:table-row>
        <table:table-row table:style-name="Tabla1.1">
          <table:table-cell table:style-name="Tabla1.A1" office:value-type="string">
            <text:p text:style-name="P53">3.2.2.4. Búsqueda de información…………………………………..</text:p>
          </table:table-cell>
          <table:table-cell table:style-name="Tabla1.B1" office:value-type="string">
            <text:p text:style-name="P41">11</text:p>
          </table:table-cell>
        </table:table-row>
        <table:table-row table:style-name="Tabla1.1">
          <table:table-cell table:style-name="Tabla1.A1" office:value-type="string">
            <text:p text:style-name="P53">3.2.2.5. Correo Electrónico…………………………………………..</text:p>
          </table:table-cell>
          <table:table-cell table:style-name="Tabla1.B1" office:value-type="string">
            <text:p text:style-name="P41">11</text:p>
          </table:table-cell>
        </table:table-row>
        <table:table-row table:style-name="Tabla1.1">
          <table:table-cell table:style-name="Tabla1.A1" office:value-type="string">
            <text:p text:style-name="P53">3.2.2.6. Chat…………………………………………………………..</text:p>
          </table:table-cell>
          <table:table-cell table:style-name="Tabla1.B1" office:value-type="string">
            <text:p text:style-name="P41">12</text:p>
          </table:table-cell>
        </table:table-row>
        <table:table-row table:style-name="Tabla1.1">
          <table:table-cell table:style-name="Tabla1.A1" office:value-type="string">
            <text:p text:style-name="P51">3.3. Espacios de Socialización………………………………………………………..</text:p>
          </table:table-cell>
          <table:table-cell table:style-name="Tabla1.B1" office:value-type="string">
            <text:p text:style-name="P41">12</text:p>
          </table:table-cell>
        </table:table-row>
        <table:table-row table:style-name="Tabla1.1">
          <table:table-cell table:style-name="Tabla1.A1" office:value-type="string">
            <text:p text:style-name="P44"><text:span text:style-name="T32">3.</text:span><text:span text:style-name="T32">4. Opiniones de los Protagonistas……………………..…………………………..</text:span></text:p>
          </table:table-cell>
          <table:table-cell table:style-name="Tabla1.B1" office:value-type="string">
            <text:p text:style-name="P41">13</text:p>
          </table:table-cell>
        </table:table-row>
        <table:table-row table:style-name="Tabla1.1">
          <table:table-cell table:style-name="Tabla1.A1" office:value-type="string">
            <text:p text:style-name="P45"><text:span text:style-name="T32">3.</text:span><text:span text:style-name="T32">4.1. Nuestro Profe, Jorge Guazzone……………………………………….</text:span></text:p>
          </table:table-cell>
          <table:table-cell table:style-name="Tabla1.B1" office:value-type="string">
            <text:p text:style-name="P41">13</text:p>
          </table:table-cell>
        </table:table-row>
        <table:table-row table:style-name="Tabla1.1">
          <table:table-cell table:style-name="Tabla1.A1" office:value-type="string">
            <text:p text:style-name="P45"><text:span text:style-name="T32">3.</text:span><text:span text:style-name="T32">4.2. Un docente voluntario del equipo de trabajo, Julián Conde………</text:span></text:p>
          </table:table-cell>
          <table:table-cell table:style-name="Tabla1.B1" office:value-type="string">
            <text:p text:style-name="P41">14</text:p>
          </table:table-cell>
        </table:table-row>
        <table:table-row table:style-name="Tabla1.1">
          <table:table-cell table:style-name="Tabla1.A1" office:value-type="string">
            <text:p text:style-name="P44"><text:span text:style-name="T32">3.</text:span><text:span text:style-name="T32">5. Viaje de Cierre………………………………………………………………………</text:span></text:p>
          </table:table-cell>
          <table:table-cell table:style-name="Tabla1.B1" office:value-type="string">
            <text:p text:style-name="P41">15</text:p>
          </table:table-cell>
        </table:table-row>
        <table:table-row table:style-name="Tabla1.1">
          <table:table-cell table:style-name="Tabla1.A1" office:value-type="string">
            <text:p text:style-name="P44"><text:span text:style-name="T32">3.</text:span><text:span text:style-name="T32">6. Acto de Cierre (Entrega de Certificados)……………………………………….</text:span></text:p>
          </table:table-cell>
          <table:table-cell table:style-name="Tabla1.B1" office:value-type="string">
            <text:p text:style-name="P41">17</text:p>
          </table:table-cell>
        </table:table-row>
        <table:table-row table:style-name="Tabla1.1">
          <table:table-cell table:style-name="Tabla1.A1" office:value-type="string">
            <text:p text:style-name="P43"><text:span text:style-name="T32">4</text:span><text:span text:style-name="T32">. Conclusión……………………………………………………………………………………..</text:span></text:p>
          </table:table-cell>
          <table:table-cell table:style-name="Tabla1.B1" office:value-type="string">
            <text:p text:style-name="P41">17</text:p>
          </table:table-cell>
        </table:table-row>
        <table:table-row table:style-name="Tabla1.1">
          <table:table-cell table:style-name="Tabla1.A1" office:value-type="string">
            <text:p text:style-name="P43"><text:span text:style-name="T32">5</text:span><text:span text:style-name="T32">. Referencias……………………………………………………………………………………</text:span></text:p>
          </table:table-cell>
          <table:table-cell table:style-name="Tabla1.B1" office:value-type="string">
            <text:p text:style-name="P41">20</text:p>
          </table:table-cell>
        </table:table-row>
      </table:table>
      <text:p text:style-name="P4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oft-page-break/><text:span text:style-name="T10">1-introducción</text:span><text:line-break/><text:span text:style-name="T33">descripción</text:span><text:span text:style-name="T22"> gral del problema</text:span><text:span text:style-name="T33"><text:line-break/>descripción</text:span><text:span text:style-name="T22"> mas especifica del problema concreto a resolver</text:span></text:p>
      <text:p text:style-name="P38"><text:span text:style-name="T29">descripción de la solución</text:span><text:line-break/><text:span text:style-name="T24">estructura del reporte (en esta sección tal y tal, en  esta otra tal y tal)</text:span><text:line-break/></text:p>
      <text:p text:style-name="P37">2-Preliminares (paraff q son patrones de diseño, cosas q necesito saber)</text:p>
      <text:p text:style-name="P38"><text:line-break/><text:span text:style-name="T10">3- Busqueda a la programación(aca va </text:span><text:span text:style-name="T22">Backtraking</text:span><text:span text:style-name="T10">, </text:span><text:span text:style-name="T24">motores</text:span><text:span text:style-name="T10">, q es </text:span><text:span text:style-name="T29">busqueda, informada</text:span><text:span text:style-name="T10">)</text:span><text:line-break/><text:span text:style-name="T29">busqueda en gral</text:span><text:span text:style-name="T35"><text:line-break/></text:span><text:span text:style-name="T29">busqueda a problemas con advers</text:span><text:line-break/><text:span text:style-name="T10">....</text:span><text:line-break/><text:span text:style-name="T10">ejemplos (de busqueda, jarras, indiana, tateti)</text:span><text:line-break/><text:line-break/><text:line-break/><text:span text:style-name="T10">4- Framework para solucion basados en busqueda</text:span><text:line-break/><text:span text:style-name="T10">breve introduccion, </text:span><text:span text:style-name="T29">metodologias de trabajo</text:span><text:line-break/><text:span text:style-name="T29">4.1 requerimientos(scope) (ESPECIFICACIONES DE REQUERIMIENTOS)</text:span><text:line-break/><text:span text:style-name="T10">4.2 </text:span><text:span text:style-name="T29">diseño</text:span><text:span text:style-name="T10"> (de clases, no detallado), </text:span><text:span text:style-name="T27">poner el diagrama q esta en especif de requerimiento (PONER EL DIAGRAMITA, PORQUE JODIA NO LO PUSE, sacarlo nvamente de espec de req)</text:span><text:line-break/><text:span text:style-name="T10">4.3 Implementacion (rutinas importantes- si queremos- ) (herramientas utilizafas)usamos eclipse, por tal y tal cosa</text:span><text:line-break/><text:span text:style-name="T10">4.4 testing (tablitas)</text:span><text:span text:style-name="T30">numeros de bags)</text:span><text:line-break/><text:line-break/><text:span text:style-name="T10">5- casos de estudio (reglas, motores, cap. de pantalla, todo Interfaz gráfica)</text:span><text:line-break/><text:line-break/>6- <text:span text:style-name="T43">Manual de usuario</text:span></text:p>
      <text:p text:style-name="P29"><text:tab/>Documentación de como lo uso</text:p>
      <text:p text:style-name="P29"><text:tab/>Ejemplos</text:p>
      <text:p text:style-name="P30"/>
      <text:p text:style-name="P35"/>
      <text:p text:style-name="P33">7-conclusiones</text:p>
      <text:p text:style-name="P33"/>
      <text:p text:style-name="P36">[TODO: COMBINAR LA DOCUMENTACIÓN DE LAS PRIMERAS ENTREGA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9"><text:soft-page-break/>1. INTRODUCCION</text:p>
      <text:p text:style-name="P8"/>
      <text:p text:style-name="P6">introducción General:</text:p>
      <text:p text:style-name="Standard"/>
      <text:p text:style-name="P4">Uno de los elementos centrales en la construcción de soluciones algorítmicas a problemas es el uso de las denominadas <text:span text:style-name="T6">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39">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34"/>
      <text:p text:style-name="P7">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0">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
      <text:p text:style-name="P4"><text:soft-page-break/>Para el problema diseñar aplicaciones que hagan uso de búsqueda proponemos crear una plataforma de desarrollo que tenga divididas estas cuatro partes en <text:span text:style-name="T2">estado</text:span>, <text:span text:style-name="T2">problema</text:span>, <text:span text:style-name="T2">reglas de cambio de estado</text:span> (funciones de cambio de estado) y <text:span text:style-name="T2">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20">[AGREGAR COMO NOTA AL PIE]</text:p>
      <text:p text:style-name="P20">*Los pasos de transformación pueden entenderse como cambios atómicos al estado, cambios que no pueden subdividirse en pasos mas pequeños.</text:p>
      <text:p text:style-name="P20"/>
      <text:p text:style-name="P20">**La genericidad con restricciones es aquella que restringe a los parámetros de clases para que deriven de una clase en particular, ej: Clase&lt;C implements Comparable&lt;C&gt;&gt;.</text:p>
      <text:p text:style-name="P12"/>
      <text:p text:style-name="P6">Descripción de la solución</text:p>
      <text:p text:style-name="P6"/>
      <text:p text:style-name="P20">Se desea construir una plataforma (conjunto de clases, clases abstractas e interfaces) que actúe de base para el desarrollo de: <text:span text:style-name="T40">motores de búsqueda con y sin adversario</text:span><text:span text:style-name="T38"> (a partir de ahora llamados MBA y MBSA respectivamente);</text:span><text:span text:style-name="T42"> </text:span><text:span text:style-name="T40">problemas de búsqueda con y sin adversario </text:span><text:span text:style-name="T42">(a partir de ahora llamados PBA y PBSA respectivamente)</text:span><text:span text:style-name="T40"> mediante la descripción de sus componentes</text:span><text:span text:style-name="T42"> (noción de estado, descripción del problema, reglas de cambio de estado). Y dos ejemplos de uso, un</text:span><text:span text:style-name="T40"> juego con adversario</text:span><text:span text:style-name="T42">, y otro </text:span><text:span text:style-name="T40">juego sin adversario</text:span><text:span text:style-name="T42">, usados para demostrar la utilización de la plataforma y mostrar sus ventajas frente a tener que desarrollarlos sin tener a la misma.</text:span></text:p>
      <text:p text:style-name="P20"/>
      <text:p text:style-name="P20">El <text:span text:style-name="T40">motor de búsqueda con adversario debe ser minMax con poda alfa-beta</text:span><text:span text:style-name="T5">[REFERENCIA A MOTORES]</text:span>, en cambio el <text:span text:style-name="T40">motor de búsqueda para problemas sin adversario es a libre elección</text:span>. Ambos <text:span text:style-name="T40">problemas de ejemplo deben ser juegos</text:span> (uno con adversario y el otro sin) y el <text:span text:style-name="T40">juego sin adversario debe proveer una interfaz gráfica</text:span> de usuario. Alguno de los dos juegos con adversario debe ser ser de mediana complejidad (ej: mayor complejidad que reversi y menor que ajedrez).</text:p>
      <text:p text:style-name="P20"/>
      <text:p text:style-name="P20">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34">Estructura del Informe.</text:span></text:p>
      <text:p text:style-name="P21"><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plataforma y demostrar tanto su uso como ventaja del mismo. Luego el manual de usuario. Y finalizando con la conclusión. </text:p>
      <text:p text:style-name="P12"/>
      <text:p text:style-name="P9"><text:soft-page-break/>2. <text:s/><text:span text:style-name="T31">Preliminares</text:span></text:p>
      <text:p text:style-name="Standard"><text:span text:style-name="T31"><text:line-break/><text:line-break/></text:span><text:span text:style-name="T26">2.1. Orientación a objetos</text:span></text:p>
      <text:p text:style-name="P19"/>
      <text:p text:style-name="P19">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19"/>
      <text:p text:style-name="P14">2.1. JAVA<text:line-break/></text:p>
      <text:p text:style-name="P19">Java es un lenguaje de programación Orientada a objetos, desarrollada por Sun Microsystems, al principio de los años '90. Tiene un modelo de objeto mas simple que C ++, y una gestión automática de memoria.</text:p>
      <text:p text:style-name="P19">La compilación de código fuente JAVA se hace a byte Cod, el cual es un código intermedio, el cual es interpretado por una maquina virtual, la cual es especifica de plataforma, esto es lo que permite portabilidad.</text:p>
      <text:p text:style-name="P19">El lenguaje JAVA se creo con cinco objetivos principales:</text:p>
      <text:p text:style-name="P19">1- Debería usar la metodología de la Programación orientada a objetos</text:p>
      <text:p text:style-name="P19">2- Debería permitir la ejecución de un mismo programa en múltiples sistemas operativos</text:p>
      <text:p text:style-name="P19">3- Debería incluir por defecto soporte para trabajo en red</text:p>
      <text:p text:style-name="P19">4- Debería diseñarse para ejecutar código en sistemas remotos de forma segura</text:p>
      <text:p text:style-name="P19">5- Debería ser fácil de usar y tomar lo mejor de otros lenguajes orientados a objetos como C++.</text:p>
      <text:p text:style-name="P19"/>
      <text:p text:style-name="P19">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text:soft-page-break/>permite la consulta de cierta información de la clase, pero nunca la modificación de la misma.</text:p>
      <text:p text:style-name="P19"/>
      <text:p text:style-name="P19">2.1.1. Recolector de basura</text:p>
      <text:p text:style-name="P19"/>
      <text:p text:style-name="P19">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19"/>
      <text:p text:style-name="P19">2.1.2. Rendimiento <text:line-break/></text:p>
      <text:p text:style-name="P24">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11">lenguaje conllevan una penalización en tiempo, aunque no son únicas de Java. Algunas de ellas son el chequeo de los límites de arrays, chequeo en tiempo de ejecución de tipos, y la indirección de funciones virtuales.</text:span></text:p>
      <text:p text:style-name="P19">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31"><text:line-break/></text:span><text:span text:style-name="T25">2.2. Patrones de Diseño</text:span></text:p>
      <text:p text:style-name="P13"/>
      <text:p text:style-name="P15">Diseñar software orientado a objetos es difícil, y diseñar software orientado a objetos que sea reutilizable es aún mas difícil. </text:p>
      <text:p text:style-name="P15">Es necesario encontrar objetos pertinentes, factorizarlos en clases con la correcta granularidad, definir interfaces de clase y jerarquías de herencia, y establecer relaciones claves entre si. </text:p>
      <text:p text:style-name="P15">El diseño debería ser especifico al problema que se está resolviendo pero lo suficientemente general para resolver futuros problemas y requerimientos. También es deseable evitar el rediseño o al menos </text:p>
      <text:p text:style-name="P15">minimizarlo. Es muy dificil resolver un problema desde cero, en cambio es mucho mas sencillo reutilizar soluciones que ya han probado ser efectivas anteriormente. En general es común encontrar patrones </text:p>
      <text:p text:style-name="P15">recurrentes de clases y comunicación entre objetos en muchos sistemas orientados a objetos. Estos patrones resuelven problemas de diseño específicos y hacen a los diseños orientados a objetos mas flexibles, </text:p>
      <text:p text:style-name="P15">elegantes y finalmente reutilizables. Ayudan a los diseñadores a reusar diseños exitosos al basar nuevos diseños en experiencias anteriores. </text:p>
      <text:p text:style-name="P15">En forma simple un patrón de diseño ayuda a un diseñador a diseñar "bien" mas rápidamente. </text:p>
      <text:p text:style-name="P15"/>
      <text:p text:style-name="P15">2.2.1. Que es un patrón de diseño? </text:p>
      <text:p text:style-name="P15"/>
      <text:p text:style-name="P15">Christopher Alexander dijo "Cada patrón describe un problema que ocurre una y otra vez en nuestro <text:soft-page-break/>ambiente, y luego describe el núcleo de la solución a dicho problema, en una forma que se puede utilizar </text:p>
      <text:p text:style-name="P15">esta solución un millón de veces, nunca haciéndola de la misma forma". En general un patrón tiene cuatro elementos esenciales: </text:p>
      <text:p text:style-name="P15"/>
      <text:p text:style-name="P15">1- El nombre del patrón es una forma de describir un problema de diseño, sus soluciones y consecuencias en una o dos palabras. Tener un nombre para un patrón nos permite diseñar en un nivel mas alto </text:p>
      <text:p text:style-name="P15">de abstracción, utilizarlo en la documentación, al hablar con colegas, etc. </text:p>
      <text:p text:style-name="P15"/>
      <text:p text:style-name="P15">2- El problema describe cuando aplicar el patrón. Explica el problema y su contexto. Puede describir problemas específicos de diseño tales como la forma de representar algoritmos como objetos. Puede </text:p>
      <text:p text:style-name="P15">describir clases o estructuras de objetos que son síntomas de un diseño inflexible. A veces el problema contendrá una lista de condiciones que deben ser cumplidas para que tenga sentido aplicar el patrón. </text:p>
      <text:p text:style-name="P15"/>
      <text:p text:style-name="P15">3- La solución describe los elementos que hacen al diseño, sus relaciones, responsabilidades y colaboraciones. La solución no describe un diseño concreto o implementación en particular, dado que un patrón es </text:p>
      <text:p text:style-name="P15">como un molde que puede ser aplicado en muchas situaciones diferentes. En cambio, el patrón provee una descripción abstracta de un problema de diseño y como una organización general de elementos (clases y objetos) </text:p>
      <text:p text:style-name="P15">la resuelve. </text:p>
      <text:p text:style-name="P15"/>
      <text:p text:style-name="P15">4- Las consecuencias son los resultados y "trade-off"??? de aplicar el patrón. Si bien las consecuencias son a menudo obviadas cuando se describe un desicion de diseño, estas son criticas </text:p>
      <text:p text:style-name="P15">para evaluar las alternativas de diseño y para entender los costos y beneficios de aplicar el patrón. Las consecuencias para el software a menudo conciernen al espacio y tiempo. </text:p>
      <text:p text:style-name="P15"/>
      <text:p text:style-name="P15"/>
      <text:p text:style-name="P15">Un patrón de diseño, nombra, resume e identifica los aspectos clases de una estructura de diseño común que lo hace útil para crear un diseño reutilizable orientado a objetos. El patrón de diseño identifica </text:p>
      <text:p text:style-name="P15">las clases e instancias participantes, sus roles y colaboraciones, y la distribución de responsabilidades. Cada patrón de diseño se enfoca en un problema de diseño orientado a objetos particular. Describe </text:p>
      <text:p text:style-name="P15">cuando se aplica, si puede aplicarse en vista de otras restricciones de diseño y las consecuencias y "trade-offs"??? de utilizarlo.</text:p>
      <text:p text:style-name="Standard"><text:line-break/></text:p>
      <text:p text:style-name="P12"/>
      <text:p text:style-name="P12"/>
      <text:p text:style-name="P12"/>
      <text:p text:style-name="P12"/>
      <text:p text:style-name="P12"/>
      <text:p text:style-name="P12"/>
      <text:p text:style-name="P12"/>
      <text:p text:style-name="P12"/>
      <text:p text:style-name="P12"/>
      <text:p text:style-name="P12"/>
      <text:p text:style-name="P12"><text:soft-page-break/>3. BUSQUEDA COMO TECNICA DE PROGRAMACION</text:p>
      <text:p text:style-name="P10"/>
      <text:p text:style-name="P10">3.1. Búsqueda</text:p>
      <text:p text:style-name="P10"/>
      <text:p text:style-name="P15">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5"/>
      <text:p text:style-name="P15"/>
      <text:p text:style-name="P33"/>
      <text:p text:style-name="P10">3.2. Backtracking</text:p>
      <text:p text:style-name="P33"/>
      <text:p text:style-name="P15">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5">Para ciertos problemas la única forma de resolverlos es a través de un estudio exhaustivo de un conjunto conocido a priori de posibles soluciones, en la que tratamos de encontrar una o todas las soluciones importantes y también la óptima.</text:p>
      <text:p text:style-name="P15">Para llevar a cabo este estudio exhaustivo, el diseño vuelta atrás propone una manera sistemática de generar todas las posibles soluciones siempre que dichas soluciones sean susceptibles de resolverse en etapas.</text:p>
      <text:p text:style-name="P15">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5">Sus hijos son las prolongaciones posibles al añadir una nueva etapa. Para examinar el conjunto de posibles soluciones es suficiente recorrer este árbol construyendo soluciones parciales a medida que se avanza en el recorrido.</text:p>
      <text:p text:style-name="P15">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8">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8"/>
      <text:p text:style-name="P10"><text:bookmark-start text:name="__DdeLink__485_1280638000"/>3.2. <text:s/>Ramificación y poda<text:bookmark-end text:name="__DdeLink__485_1280638000"/></text:p>
      <text:p text:style-name="P10"/>
      <text:p text:style-name="P15"/>
      <text:p text:style-name="P15">Este método de diseño y algoritmos es en realidad una variante del diseño vuelta atrás. </text:p>
      <text:p text:style-name="P15">Esta técnica de diseño, cuyo nombre proviene del termino ingles “branch and bound”, se aplica normalmente a problemas de optimización. </text:p>
      <text:p text:style-name="P15">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5">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text:soft-page-break/>explorando pro esta rama del árbol, lo que permite realizar el procedimiento de poda.</text:p>
      <text:p text:style-name="P15">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5">Básicamente, en un algoritmo de ramificación y poda, se realiza tres etapas. La primera de ellas, denominada <text:span text:style-name="T6">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5">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5">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5">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5"/>
      <text:p text:style-name="P11">3.2. Motores de búsqueda</text:p>
      <text:p text:style-name="P11"/>
      <text:p text:style-name="P15">Los motores de búsqueda representan implementaciones de las distintas estrategias para recorrer y encontrar soluciones en un árbol de búsqueda. Por lo cual se explicaran las estrategias y se darán algunos detalles de implementación. </text:p>
      <text:p text:style-name="P15">Las dos primeras estrategias y de las cuales se derivan las demás, son búsqueda a lo ancho (breadth -first search) y búsqueda en profundidad (depth-first search) . Ambos deben tener una forma de marcar los nodos como visitados.</text:p>
      <text:p text:style-name="P15"/>
      <text:p text:style-name="Standard"><text:span text:style-name="T23">3.2.1 Búsqueda a lo ancho</text:span><text:line-break/></text:p>
      <text:p text:style-name="P15">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text:soft-page-break/>desventaja de que la cantidad de nodos almacenados crece exponencialmente. </text:p>
      <text:p text:style-name="Standard"><text:span text:style-name="T23">3.2.1.1 Primero el Mejor<text:line-break/></text:span><text:span text:style-name="T12"><text:line-break/>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Breath-First Search donde se cambia la cola por una cola de prioridades.<text:line-break/></text:span><text:line-break/><text:span text:style-name="T23">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5">Esta estrategia tiene la ventaja de tener un almacenamiento lineal con respecto a la altura del árbol. Pero tiene la desventaja de poder entrar en un ciclo infinito (un nodo tiene como hijo a otro que a su vez lo tiene como hijo al primero).</text:p>
      <text:p text:style-name="P15"/>
      <text:p text:style-name="Standard"><text:span text:style-name="T23">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23">3.2.2.2. Hill Climbing <text:line-break/><text:line-break/></text:span><text:span text:style-name="T28">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28">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span><text:line-break/><text:line-break/><text:span text:style-name="T23">3.2.2.3. Búsqueda con adversarios </text:span></text:p>
      <text:p text:style-name="P11"/>
      <text:p text:style-name="P22">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23"><text:line-break/>3.2.2.3.1. Min-Max<text:line-break/></text:span><text:span text:style-name="T23"><text:line-break/></text:span><text:soft-page-break/><text:span text:style-name="T28">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28">Si llegaste a una hoja retorna la evaluación de esa hoja, sino si estas en un estado MAX entonces </text:span><text:span text:style-name="T28">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2"/>
      <text:p text:style-name="Standard"><text:span text:style-name="T23">3.2.2.3.2. Min Max con poda Alfa-Beta<text:line-break/><text:line-break/></text:span><text:span text:style-name="T28">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28">]</text:span></text:p>
      <text:p text:style-name="P22">El valor Alfa, representa a la mejor evaluación conseguida para un nivel MAX y el valor Beta representa la mejor evaluación conseguida para un nivel MIN. </text:p>
      <text:p text:style-name="P22">Cada nodo hijo que se evalúa actualiza el valor de Alfa-Beta según corresponda. El ciclo de evaluación tiene la condición de “para cada nodo hijo y mientras alfa &lt; beta”.</text:p>
      <text:p text:style-name="P22"/>
      <text:p text:style-name="P15"/>
      <text:p text:style-name="P15"/>
      <text:p text:style-name="P15">Ejemplos de búsqueda.</text:p>
      <text:p text:style-name="P15"/>
      <text:p text:style-name="P15">A continuación presentaremos algunos ejemplos de problemas de búsqueda, especificando que tipo de búsqueda es (con y si adversario, informada y no informada), finalmente se mostrara que cosas en común tienen los problemas anteriores.</text:p>
      <text:p text:style-name="P15"/>
      <text:p text:style-name="P15"><text:span text:style-name="T49">Problema de las jarras de agua:</text:span><text:span text:style-name="T51"> </text:span>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5"/>
      <text:p text:style-name="P15"><draw:g text:anchor-type="paragraph" draw:z-index="0" draw:style-name="gr1"><draw:g draw:style-name="gr2"><draw:custom-shape draw:style-name="gr3" draw:text-style-name="P75"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5" svg:width="0.876cm" svg:height="0.874cm" svg:x="7.029cm" svg:y="0.774cm"><text:p text:style-name="P76"><text:span text:style-name="T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75" svg:width="0.876cm" svg:height="0.876cm" svg:x="8.033cm" svg:y="0.755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6" draw:text-style-name="P75"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75" svg:width="0.876cm" svg:height="0.876cm" svg:x="3.801cm" svg:y="5.581cm"><text:p text:style-name="P76"><text:span text:style-name="T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5" svg:width="0.876cm" svg:height="0.876cm" svg:x="4.805cm" svg:y="5.563cm"><text:p text:style-name="P76"><text:span text:style-name="T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9" draw:text-style-name="P75"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75" svg:width="0.874cm" svg:height="0.876cm" svg:x="0.967cm" svg:y="0.455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75" svg:width="0.876cm" svg:height="0.876cm" svg:x="1.97cm" svg:y="0.436cm"><text:p text:style-name="P76"><text:span text:style-name="T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12" draw:text-style-name="P75"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 draw:text-style-name="P75" svg:width="0.876cm" svg:height="0.876cm" svg:x="1.178cm" svg:y="5.581cm"><text:p text:style-name="P76"><text:span text:style-name="T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 svg:width="0.874cm" svg:height="0.876cm" svg:x="2.184cm" svg:y="5.563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15" draw:text-style-name="P75"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75" svg:width="0.876cm" svg:height="0.876cm" svg:x="6.424cm" svg:y="5.581cm"><text:p text:style-name="P76"><text:span text:style-name="T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5" svg:width="0.876cm" svg:height="0.876cm" svg:x="7.428cm" svg:y="5.563cm"><text:p text:style-name="P76"><text:span text:style-name="T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18" draw:text-style-name="P75"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 draw:text-style-name="P75" svg:width="0.876cm" svg:height="0.876cm" svg:x="9.047cm" svg:y="5.581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75" svg:width="0.876cm" svg:height="0.876cm" svg:x="10.051cm" svg:y="5.563cm"><text:p text:style-name="P76"><text:span text:style-name="T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1" draw:text-style-name="P75"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75" svg:width="0.876cm" svg:height="0.876cm" svg:x="11.67cm" svg:y="5.581cm"><text:p text:style-name="P76"><text:span text:style-name="T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75" svg:width="0.876cm" svg:height="0.876cm" svg:x="12.672cm" svg:y="5.563cm"><text:p text:style-name="P76"><text:span text:style-name="T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4" draw:text-style-name="P75"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75" svg:width="0.876cm" svg:height="0.876cm" svg:x="14.291cm" svg:y="5.581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75" svg:width="0.876cm" svg:height="0.876cm" svg:x="15.295cm" svg:y="5.563cm"><text:p text:style-name="P76"><text:span text:style-name="T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27" draw:text-style-name="P75" svg:x1="8.004cm" svg:y1="2.067cm" svg:x2="2.322cm" svg:y2="5.127cm"><text:p/></draw:line><draw:line draw:style-name="gr28" draw:text-style-name="P75" svg:x1="8.005cm" svg:y1="2.067cm" svg:x2="4.945cm" svg:y2="5.127cm"><text:p/></draw:line><draw:line draw:style-name="gr29" draw:text-style-name="P75" svg:x1="8.004cm" svg:y1="2.067cm" svg:x2="7.567cm" svg:y2="5.127cm"><text:p/></draw:line><draw:line draw:style-name="gr30" draw:text-style-name="P75" svg:x1="8.004cm" svg:y1="2.067cm" svg:x2="9.752cm" svg:y2="5.127cm"><text:p/></draw:line><draw:line draw:style-name="gr31" draw:text-style-name="P75" svg:x1="8.004cm" svg:y1="2.067cm" svg:x2="12.375cm" svg:y2="5.127cm"><text:p/></draw:line><draw:line draw:style-name="gr32" draw:text-style-name="P75" svg:x1="8.004cm" svg:y1="2.067cm" svg:x2="14.997cm" svg:y2="5.127cm"><text:p/></draw:line><draw:frame draw:style-name="gr33" draw:text-style-name="P78" svg:width="2.624cm" svg:height="0.571cm" draw:transform="rotate (0.505970950153061) translate (3.64772222222222cm 3.94758333333333cm)"><draw:text-box><text:p text:style-name="P77"><text:span text:style-name="T55">Vaciar jarra 1</text:span></text:p></draw:text-box></draw:frame><draw:frame draw:style-name="gr34" draw:text-style-name="P78" svg:width="2.624cm" svg:height="0.571cm" draw:transform="rotate (0.750666111282619) translate (5.17172222222222cm 4.15925cm)"><draw:text-box><text:p text:style-name="P77"><text:span text:style-name="T55">Vaciar jarra 2</text:span></text:p></draw:text-box></draw:frame><draw:frame draw:style-name="gr35" draw:text-style-name="P79" svg:width="2.624cm" svg:height="0.623cm" draw:transform="rotate (1.41424029289074) translate (7.21959722222222cm 4.65666666666667cm)"><draw:text-box><text:p text:style-name="P77"><text:span text:style-name="T56">Pasar 1 a 2</text:span></text:p></draw:text-box></draw:frame><draw:frame draw:style-name="gr36" draw:text-style-name="P78" svg:width="2.624cm" svg:height="0.571cm" draw:transform="rotate (-1.04754661704799) translate (9.02758333333333cm 2.94745833333333cm)"><draw:text-box><text:p text:style-name="P77"><text:span text:style-name="T55">Pasar 2 a 1</text:span></text:p></draw:text-box></draw:frame><draw:frame draw:style-name="gr37" draw:text-style-name="P78" svg:width="2.624cm" svg:height="0.571cm" draw:transform="rotate (-0.576133186084406) translate (10.3769583333333cm 3.24731944444444cm)"><draw:text-box><text:p text:style-name="P77"><text:span text:style-name="T55">Llenar jarra 2</text:span></text:p></draw:text-box></draw:frame><draw:frame draw:style-name="gr38" draw:text-style-name="P78" svg:width="2.622cm" svg:height="0.571cm" draw:transform="rotate (-0.418529954629348) translate (11.5393611111111cm 3.13090277777778cm)"><draw:text-box><text:p text:style-name="P77"><text:span text:style-name="T55">Llenar jarra 1</text:span></text:p></draw:text-box></draw:frame><draw:frame draw:style-name="gr39" draw:text-style-name="P80" svg:width="1.749cm" svg:height="0.65cm" svg:x="0.658cm" svg:y="0cm"><draw:text-box><text:p text:style-name="P77"><text:span text:style-name="T57">Jarra 1</text:span></text:p></draw:text-box></draw:frame><draw:frame draw:style-name="gr40" draw:text-style-name="P80" svg:width="1.749cm" svg:height="0.65cm" svg:x="1.715cm" svg:y="1.184cm"><draw:text-box><text:p text:style-name="P77"><text:span text:style-name="T57">Jarra 2</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p>
      <text:p text:style-name="P73">Figura 1 – ejemplo de pasos a realizar durante el problema de las jarras</text:p>
      <text:p text:style-name="P15"/>
      <text:p text:style-name="P15"/>
      <text:p text:style-name="P15"><text:soft-page-break/>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5"/>
      <text:p text:style-name="P15"><text:span text:style-name="T49">Problema de Indiana Jones:</text:span> Indiana Jones, acompañado de su novia, su padre y su suegro, necesita cruzar un puente colgante, un tanto peligroso, de 1 kilometro de longitud. Esta tan oscuro en el lugar, que es imposible cruzar el puente sin una linterna. Además, el puente es tan débil que solo soporta como máximo a dos personas sobre el puente, y la luz de la linterna es tan débil que cuando dos personas caminan juntas sobre el puente, <text:s/>estas se ven forzadas a hacerlo a la velocidad del mas</text:p>
      <text:p text:style-name="P15">lento de ellos. Indiana Jones puede cruzar el puente en i minutos, su novia en 2 × i minutos, el padre de Indiana en 4 × i minutos, y el suegro en 5 × i minutos. Para que no los atrapen los villanos, deben poder cruzar el puente en M minutos como máximo. </text:p>
      <text:p text:style-name="P15"/>
      <text:p text:style-name="P15"><draw:g text:anchor-type="paragraph" draw:z-index="2" draw:style-name="gr1"><draw:rect draw:style-name="gr117" draw:text-style-name="P84" svg:width="3.894cm" svg:height="3.779cm" svg:x="11.617cm" svg:y="6.736cm"><text:p/></draw:rect><draw:rect draw:style-name="gr118" draw:text-style-name="P84" svg:width="3.892cm" svg:height="3.779cm" svg:x="5.045cm" svg:y="6.736cm"><text:p/></draw:rect><draw:rect draw:style-name="gr119" draw:text-style-name="P84" svg:width="3.89cm" svg:height="3.777cm" svg:x="6.469cm" svg:y="0.33cm"><text:p/></draw:rect><draw:rect draw:style-name="gr120" draw:text-style-name="P84" svg:width="3.892cm" svg:height="3.779cm" svg:x="0.847cm" svg:y="6.736cm"><text:p/></draw:rect><draw:rect draw:style-name="gr121" draw:text-style-name="P85" svg:width="1.68cm" svg:height="0.422cm" svg:x="6.581cm" svg:y="1.588cm"><text:p text:style-name="P76"><text:span text:style-name="T60">Indiana</text:span></text:p></draw:rect><draw:rect draw:style-name="gr122" draw:text-style-name="P85" svg:width="1.68cm" svg:height="0.419cm" svg:x="6.581cm" svg:y="2.009cm"><text:p text:style-name="P76"><text:span text:style-name="T60">novia</text:span></text:p></draw:rect><draw:rect draw:style-name="gr123" draw:text-style-name="P85" svg:width="1.68cm" svg:height="0.421cm" svg:x="6.581cm" svg:y="2.847cm"><text:p text:style-name="P76"><text:span text:style-name="T60">padre</text:span></text:p></draw:rect><draw:rect draw:style-name="gr124" draw:text-style-name="P85" svg:width="1.68cm" svg:height="0.421cm" svg:x="6.581cm" svg:y="2.427cm"><text:p text:style-name="P76"><text:span text:style-name="T60">suegro</text:span></text:p></draw:rect><draw:rect draw:style-name="gr125" draw:text-style-name="P85" svg:width="1.68cm" svg:height="0.421cm" svg:x="6.581cm" svg:y="1.168cm"><text:p text:style-name="P76"><text:span text:style-name="T60">linterna</text:span></text:p></draw:rect><draw:frame draw:style-name="gr126" draw:text-style-name="P87" svg:width="3.777cm" svg:height="1.084cm" svg:x="6.581cm" svg:y="0.33cm"><draw:text-box><text:p text:style-name="P86"><text:span text:style-name="T61">origen</text:span></text:p></draw:text-box></draw:frame><draw:frame draw:style-name="gr127" draw:text-style-name="P87" svg:width="2.52cm" svg:height="1.892cm" svg:x="8.261cm" svg:y="0.33cm"><draw:text-box><text:p text:style-name="P86"><text:span text:style-name="T61">destino</text:span></text:p></draw:text-box></draw:frame><draw:rect draw:style-name="gr128" draw:text-style-name="P85" svg:width="1.68cm" svg:height="0.422cm" svg:x="2.884cm" svg:y="7.883cm"><text:p text:style-name="P76"><text:span text:style-name="T60">Indiana</text:span></text:p></draw:rect><draw:rect draw:style-name="gr129" draw:text-style-name="P85" svg:width="1.678cm" svg:height="0.421cm" svg:x="0.96cm" svg:y="8.305cm"><text:p text:style-name="P76"><text:span text:style-name="T60">novia</text:span></text:p></draw:rect><draw:rect draw:style-name="gr130" draw:text-style-name="P85" svg:width="1.678cm" svg:height="0.417cm" svg:x="0.96cm" svg:y="9.146cm"><text:p text:style-name="P76"><text:span text:style-name="T60">padre</text:span></text:p></draw:rect><draw:rect draw:style-name="gr131" draw:text-style-name="P85" svg:width="1.678cm" svg:height="0.422cm" svg:x="0.96cm" svg:y="8.724cm"><text:p text:style-name="P76"><text:span text:style-name="T60">suegro</text:span></text:p></draw:rect><draw:rect draw:style-name="gr132" draw:text-style-name="P85" svg:width="1.68cm" svg:height="0.417cm" svg:x="2.884cm" svg:y="7.467cm"><text:p text:style-name="P76"><text:span text:style-name="T60">linterna</text:span></text:p></draw:rect><draw:frame draw:style-name="gr133" draw:text-style-name="P87" svg:width="3.779cm" svg:height="1.084cm" svg:x="0.96cm" svg:y="6.625cm"><draw:text-box><text:p text:style-name="P86"><text:span text:style-name="T61">origen</text:span></text:p></draw:text-box></draw:frame><draw:frame draw:style-name="gr134" draw:text-style-name="P87" svg:width="2.521cm" svg:height="1.892cm" svg:x="2.637cm" svg:y="6.625cm"><draw:text-box><text:p text:style-name="P86"><text:span text:style-name="T61">destino</text:span></text:p></draw:text-box></draw:frame><draw:rect draw:style-name="gr135" draw:text-style-name="P85" svg:width="1.678cm" svg:height="0.421cm" svg:x="7.001cm" svg:y="8.305cm"><text:p text:style-name="P76"><text:span text:style-name="T60">Indiana</text:span></text:p></draw:rect><draw:rect draw:style-name="gr136" draw:text-style-name="P85" svg:width="1.68cm" svg:height="0.417cm" svg:x="5.158cm" svg:y="7.467cm"><text:p text:style-name="P76"><text:span text:style-name="T60">novia</text:span></text:p></draw:rect><draw:rect draw:style-name="gr137" draw:text-style-name="P85" svg:width="1.678cm" svg:height="0.422cm" svg:x="7.001cm" svg:y="7.883cm"><text:p text:style-name="P76"><text:span text:style-name="T60">padre</text:span></text:p></draw:rect><draw:rect draw:style-name="gr138" draw:text-style-name="P85" svg:width="1.68cm" svg:height="0.422cm" svg:x="5.158cm" svg:y="7.883cm"><text:p text:style-name="P76"><text:span text:style-name="T60">suegro</text:span></text:p></draw:rect><draw:rect draw:style-name="gr139" draw:text-style-name="P85" svg:width="1.678cm" svg:height="0.417cm" svg:x="7.001cm" svg:y="7.467cm"><text:p text:style-name="P76"><text:span text:style-name="T60">linterna</text:span></text:p></draw:rect><draw:frame draw:style-name="gr140" draw:text-style-name="P87" svg:width="3.779cm" svg:height="1.084cm" svg:x="5.158cm" svg:y="6.625cm"><draw:text-box><text:p text:style-name="P86"><text:span text:style-name="T61">origen</text:span></text:p></draw:text-box></draw:frame><draw:frame draw:style-name="gr141" draw:text-style-name="P87" svg:width="2.52cm" svg:height="1.892cm" svg:x="6.837cm" svg:y="6.625cm"><draw:text-box><text:p text:style-name="P86"><text:span text:style-name="T61">destino</text:span></text:p></draw:text-box></draw:frame><draw:rect draw:style-name="gr142" draw:text-style-name="P85" svg:width="1.68cm" svg:height="0.422cm" svg:x="11.732cm" svg:y="7.883cm"><text:p text:style-name="P76"><text:span text:style-name="T60">Indiana</text:span></text:p></draw:rect><draw:rect draw:style-name="gr143" draw:text-style-name="P85" svg:width="1.682cm" svg:height="0.422cm" svg:x="13.595cm" svg:y="7.883cm"><text:p text:style-name="P76"><text:span text:style-name="T60">novia</text:span></text:p></draw:rect><draw:rect draw:style-name="gr144" draw:text-style-name="P85" svg:width="1.68cm" svg:height="0.421cm" svg:x="11.732cm" svg:y="8.305cm"><text:p text:style-name="P76"><text:span text:style-name="T60">padre</text:span></text:p></draw:rect><draw:rect draw:style-name="gr145" draw:text-style-name="P85" svg:width="1.682cm" svg:height="0.421cm" svg:x="13.595cm" svg:y="8.305cm"><text:p text:style-name="P76"><text:span text:style-name="T60">suegro</text:span></text:p></draw:rect><draw:rect draw:style-name="gr146" draw:text-style-name="P85" svg:width="1.682cm" svg:height="0.417cm" svg:x="13.595cm" svg:y="7.467cm"><text:p text:style-name="P76"><text:span text:style-name="T60">linterna</text:span></text:p></draw:rect><draw:frame draw:style-name="gr147" draw:text-style-name="P87" svg:width="3.779cm" svg:height="1.084cm" svg:x="11.732cm" svg:y="6.625cm"><draw:text-box><text:p text:style-name="P86"><text:span text:style-name="T61">origen</text:span></text:p></draw:text-box></draw:frame><draw:frame draw:style-name="gr148" draw:text-style-name="P87" svg:width="2.52cm" svg:height="1.892cm" svg:x="13.297cm" svg:y="6.625cm"><draw:text-box><text:p text:style-name="P86"><text:span text:style-name="T61">destino</text:span></text:p></draw:text-box></draw:frame><draw:frame draw:style-name="gr149" draw:text-style-name="P88" svg:width="4.199cm" svg:height="1.89cm" svg:x="9.518cm" svg:y="7.467cm"><draw:text-box><text:p text:style-name="P77"><text:span text:style-name="T62">. . .</text:span></text:p></draw:text-box></draw:frame><draw:frame draw:style-name="gr150" draw:text-style-name="P90" svg:width="2.098cm" svg:height="0.969cm" svg:x="7.421cm" svg:y="3.632cm"><draw:text-box><text:p text:style-name="P89"><text:span text:style-name="T63">T restante: 15</text:span></text:p></draw:text-box></draw:frame><draw:frame draw:style-name="gr151" draw:text-style-name="P90" svg:width="2.102cm" svg:height="0.969cm" svg:x="1.8cm" svg:y="9.984cm"><draw:text-box><text:p text:style-name="P89"><text:span text:style-name="T63">T restante: 14</text:span></text:p></draw:text-box></draw:frame><draw:frame draw:style-name="gr152" draw:text-style-name="P90" svg:width="2.102cm" svg:height="0.969cm" svg:x="5.74cm" svg:y="9.984cm"><draw:text-box><text:p text:style-name="P89"><text:span text:style-name="T63">T restante: 11</text:span></text:p></draw:text-box></draw:frame><draw:frame draw:style-name="gr153" draw:text-style-name="P91" svg:width="2.1cm" svg:height="1.315cm" svg:x="12.459cm" svg:y="9.984cm"><draw:text-box><text:p text:style-name="P77"><text:span text:style-name="T63">T restante: 8</text:span></text:p><text:p text:style-name="P77"><text:span text:style-name="T64"/></text:p></draw:text-box></draw:frame><draw:line draw:style-name="gr154" draw:text-style-name="P84" svg:x1="8.26cm" svg:y1="4.107cm" svg:x2="2.639cm" svg:y2="6.737cm"><text:p/></draw:line><draw:line draw:style-name="gr155" draw:text-style-name="P84" svg:x1="8.261cm" svg:y1="4.107cm" svg:x2="6.499cm" svg:y2="6.737cm"><text:p/></draw:line><draw:line draw:style-name="gr156" draw:text-style-name="P84" svg:x1="8.261cm" svg:y1="4.107cm" svg:x2="13.684cm" svg:y2="6.737cm"><text:p/></draw:line><draw:rect draw:style-name="gr157" draw:text-style-name="P84" svg:width="3.894cm" svg:height="3.779cm" svg:x="7.839cm" svg:y="12.912cm"><text:p/></draw:rect><draw:rect draw:style-name="gr158" draw:text-style-name="P85" svg:width="1.682cm" svg:height="0.421cm" svg:x="9.795cm" svg:y="14.058cm"><text:p text:style-name="P76"><text:span text:style-name="T60">Indiana</text:span></text:p></draw:rect><draw:rect draw:style-name="gr159" draw:text-style-name="P85" svg:width="1.68cm" svg:height="0.421cm" svg:x="7.952cm" svg:y="14.058cm"><text:p text:style-name="P76"><text:span text:style-name="T60">novia</text:span></text:p></draw:rect><draw:rect draw:style-name="gr160" draw:text-style-name="P85" svg:width="1.68cm" svg:height="0.422cm" svg:x="7.952cm" svg:y="14.898cm"><text:p text:style-name="P76"><text:span text:style-name="T60">padre</text:span></text:p></draw:rect><draw:rect draw:style-name="gr161" draw:text-style-name="P85" svg:width="1.68cm" svg:height="0.421cm" svg:x="7.952cm" svg:y="14.478cm"><text:p text:style-name="P76"><text:span text:style-name="T60">suegro</text:span></text:p></draw:rect><draw:rect draw:style-name="gr162" draw:text-style-name="P85" svg:width="1.68cm" svg:height="0.421cm" svg:x="7.952cm" svg:y="13.609cm"><text:p text:style-name="P76"><text:span text:style-name="T60">linterna</text:span></text:p></draw:rect><draw:frame draw:style-name="gr163" draw:text-style-name="P87" svg:width="3.781cm" svg:height="1.084cm" svg:x="7.952cm" svg:y="12.799cm"><draw:text-box><text:p text:style-name="P86"><text:span text:style-name="T61">origen</text:span></text:p></draw:text-box></draw:frame><draw:frame draw:style-name="gr164" draw:text-style-name="P87" svg:width="2.52cm" svg:height="1.892cm" svg:x="9.631cm" svg:y="12.799cm"><draw:text-box><text:p text:style-name="P86"><text:span text:style-name="T61">destino</text:span></text:p></draw:text-box></draw:frame><draw:frame draw:style-name="gr165" draw:text-style-name="P90" svg:width="2.098cm" svg:height="0.969cm" svg:x="8.538cm" svg:y="16.157cm"><draw:text-box><text:p text:style-name="P89"><text:span text:style-name="T63">T restante: 9</text:span></text:p></draw:text-box></draw:frame><draw:rect draw:style-name="gr166" draw:text-style-name="P84" svg:width="3.892cm" svg:height="3.779cm" svg:x="1.124cm" svg:y="12.912cm"><text:p/></draw:rect><draw:rect draw:style-name="gr167" draw:text-style-name="P85" svg:width="1.678cm" svg:height="0.422cm" svg:x="1.237cm" svg:y="14.898cm"><text:p text:style-name="P76"><text:span text:style-name="T60">Indiana</text:span></text:p></draw:rect><draw:rect draw:style-name="gr168" draw:text-style-name="P85" svg:width="1.678cm" svg:height="0.421cm" svg:x="1.237cm" svg:y="14.058cm"><text:p text:style-name="P76"><text:span text:style-name="T60">novia</text:span></text:p></draw:rect><draw:rect draw:style-name="gr169" draw:text-style-name="P85" svg:width="1.68cm" svg:height="0.421cm" svg:x="3.08cm" svg:y="14.058cm"><text:p text:style-name="P76"><text:span text:style-name="T60">padre</text:span></text:p></draw:rect><draw:rect draw:style-name="gr170" draw:text-style-name="P85" svg:width="1.678cm" svg:height="0.421cm" svg:x="1.237cm" svg:y="14.478cm"><text:p text:style-name="P76"><text:span text:style-name="T60">suegro</text:span></text:p></draw:rect><draw:rect draw:style-name="gr171" draw:text-style-name="P85" svg:width="1.678cm" svg:height="0.421cm" svg:x="1.237cm" svg:y="13.609cm"><text:p text:style-name="P76"><text:span text:style-name="T60">linterna</text:span></text:p></draw:rect><draw:frame draw:style-name="gr172" draw:text-style-name="P87" svg:width="3.779cm" svg:height="1.084cm" svg:x="1.237cm" svg:y="12.799cm"><draw:text-box><text:p text:style-name="P86"><text:span text:style-name="T61">origen</text:span></text:p></draw:text-box></draw:frame><draw:frame draw:style-name="gr173" draw:text-style-name="P87" svg:width="2.521cm" svg:height="1.892cm" svg:x="2.914cm" svg:y="12.799cm"><draw:text-box><text:p text:style-name="P86"><text:span text:style-name="T61">destino</text:span></text:p></draw:text-box></draw:frame><draw:frame draw:style-name="gr174" draw:text-style-name="P90" svg:width="2.098cm" svg:height="0.969cm" svg:x="1.822cm" svg:y="16.157cm"><draw:text-box><text:p text:style-name="P89"><text:span text:style-name="T63">T restante: 10</text:span></text:p></draw:text-box></draw:frame><draw:frame draw:style-name="gr175" draw:text-style-name="P88" svg:width="4.199cm" svg:height="1.89cm" svg:x="5.74cm" svg:y="13.961cm"><draw:text-box><text:p text:style-name="P77"><text:span text:style-name="T62">. . .</text:span></text:p></draw:text-box></draw:frame><draw:line draw:style-name="gr176" draw:text-style-name="P84" svg:x1="6.743cm" svg:y1="10.515cm" svg:x2="2.916cm" svg:y2="12.922cm"><text:p/></draw:line><draw:line draw:style-name="gr177" draw:text-style-name="P84" svg:x1="6.745cm" svg:y1="10.515cm" svg:x2="9.94cm" svg:y2="12.922cm"><text:p/></draw:line><draw:frame draw:style-name="gr178" draw:text-style-name="P91" svg:width="1.682cm" svg:height="0.967cm" draw:transform="rotate (0.471587963888779) translate (4.46540277777778cm 5.44688888888889cm)"><draw:text-box><text:p text:style-name="P77"><text:span text:style-name="T64">Va indiana</text:span></text:p></draw:text-box></draw:frame><draw:frame draw:style-name="gr179" draw:text-style-name="P91" svg:width="2.179cm" svg:height="0.969cm" draw:transform="rotate (0.92502450355682) translate (6.78215277777778cm 6.18243055555556cm)"><draw:text-box><text:p text:style-name="P77"><text:span text:style-name="T64">Va indiana y padre</text:span></text:p></draw:text-box></draw:frame><draw:frame draw:style-name="gr180" draw:text-style-name="P91" svg:width="1.68cm" svg:height="1.313cm" draw:transform="rotate (-0.523773308524586) translate (10.6284305555556cm 4.51555555555556cm)"><draw:text-box><text:p text:style-name="P77"><text:span text:style-name="T64">Va suegro y novia</text:span></text:p></draw:text-box></draw:frame><draw:frame draw:style-name="gr181" draw:text-style-name="P91" svg:width="2.059cm" svg:height="0.969cm" draw:transform="rotate (0.557981761862482) translate (3.81176388888889cm 11.8462777777778cm)"><draw:text-box><text:p text:style-name="P77"><text:span text:style-name="T64">Vuelve indiana</text:span></text:p></draw:text-box></draw:frame><draw:frame draw:style-name="gr182" draw:text-style-name="P91" svg:width="1.682cm" svg:height="0.969cm" draw:transform="rotate (-0.698480766649185) translate (7.96043055555556cm 10.8796666666667cm)"><draw:text-box><text:p text:style-name="P77"><text:span text:style-name="T64">Va indiana</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Problema de Ta-Te-Ti:<text:span text:style-name="T20"> 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span></text:p>
      <text:p text:style-name="P24"><draw:g text:anchor-type="paragraph" draw:z-index="1" draw:style-name="gr1"><draw:g draw:style-name="gr2"><draw:custom-shape draw:style-name="gr41" draw:text-style-name="P75" svg:width="1.442cm" svg:height="1.442cm" svg:x="7.012cm" svg:y="0.169cm"><text:p/><draw:enhanced-geometry svg:viewBox="0 0 21600 21600" draw:mirror-horizontal="false" draw:mirror-vertical="false" draw:type="rectangle" draw:enhanced-path="M 0 0 L 21600 0 21600 21600 0 21600 0 0 Z N"/></draw:custom-shape><draw:custom-shape draw:style-name="gr42" draw:text-style-name="P75" svg:width="0.481cm" svg:height="0.481cm" svg:x="7.012cm" svg:y="1.13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43" draw:text-style-name="P75" svg:width="0.482cm" svg:height="0.481cm" svg:x="7.492cm" svg:y="1.13cm"><text:p/><draw:enhanced-geometry svg:viewBox="0 0 21600 21600" draw:mirror-horizontal="false" draw:mirror-vertical="false" draw:type="rectangle" draw:enhanced-path="M 0 0 L 21600 0 21600 21600 0 21600 0 0 Z N"/></draw:custom-shape><draw:custom-shape draw:style-name="gr44" draw:text-style-name="P75" svg:width="0.481cm" svg:height="0.481cm" svg:x="7.973cm" svg:y="1.13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45" draw:text-style-name="P75" svg:width="0.481cm" svg:height="0.482cm" svg:x="7.012cm" svg:y="0.649cm"><text:p/><draw:enhanced-geometry svg:viewBox="0 0 21600 21600" draw:mirror-horizontal="false" draw:mirror-vertical="false" draw:type="rectangle" draw:enhanced-path="M 0 0 L 21600 0 21600 21600 0 21600 0 0 Z N"/></draw:custom-shape><draw:custom-shape draw:style-name="gr46" draw:text-style-name="P75" svg:width="0.482cm" svg:height="0.482cm" svg:x="7.492cm" svg:y="0.64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47" draw:text-style-name="P75" svg:width="0.481cm" svg:height="0.482cm" svg:x="7.973cm" svg:y="0.649cm"><text:p/><draw:enhanced-geometry svg:viewBox="0 0 21600 21600" draw:mirror-horizontal="false" draw:mirror-vertical="false" draw:type="rectangle" draw:enhanced-path="M 0 0 L 21600 0 21600 21600 0 21600 0 0 Z N"/></draw:custom-shape><draw:custom-shape draw:style-name="gr48" draw:text-style-name="P75" svg:width="0.481cm" svg:height="0.481cm" svg:x="7.012cm" svg:y="0.16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49" draw:text-style-name="P75" svg:width="0.482cm" svg:height="0.481cm" svg:x="7.492cm" svg:y="0.169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50" draw:text-style-name="P75" svg:width="0.481cm" svg:height="0.481cm" svg:x="7.973cm" svg:y="0.169cm"><text:p/><draw:enhanced-geometry svg:viewBox="0 0 21600 21600" draw:mirror-horizontal="false" draw:mirror-vertical="false" draw:type="rectangle" draw:enhanced-path="M 0 0 L 21600 0 21600 21600 0 21600 0 0 Z N"/></draw:custom-shape></draw:g><draw:frame draw:style-name="gr51" draw:text-style-name="P81" svg:width="1.923cm" svg:height="1.863cm" svg:x="8.158cm" svg:y="4.787cm"><draw:text-box><text:p text:style-name="P77"><text:span text:style-name="T58">. . .</text:span></text:p></draw:text-box></draw:frame><draw:line draw:style-name="gr52" draw:text-style-name="P75" svg:x1="7.492cm" svg:y1="1.611cm" svg:x2="4.932cm" svg:y2="4.495cm"><text:p/></draw:line><draw:line draw:style-name="gr53" draw:text-style-name="P75" svg:x1="7.493cm" svg:y1="1.611cm" svg:x2="7.26cm" svg:y2="4.495cm"><text:p/></draw:line><draw:line draw:style-name="gr54" draw:text-style-name="P75" svg:x1="7.492cm" svg:y1="1.611cm" svg:x2="10.67cm" svg:y2="4.495cm"><text:p/></draw:line><draw:frame draw:style-name="gr55" draw:text-style-name="P78" svg:width="1.922cm" svg:height="0.99cm" draw:transform="rotate (0.837408975106721) translate (5.11627777777778cm 3.49602777777778cm)"><draw:text-box><text:p text:style-name="P77"><text:span text:style-name="T55">X en (1,3)</text:span></text:p></draw:text-box></draw:frame><draw:frame draw:style-name="gr56" draw:text-style-name="P78" svg:width="1.923cm" svg:height="0.987cm" draw:transform="rotate (1.5707963267946) translate (6.94543055555556cm 3.86015277777778cm)"><draw:text-box><text:p text:style-name="P77"><text:span text:style-name="T55">X en (2,2)</text:span></text:p></draw:text-box></draw:frame><draw:frame draw:style-name="gr57" draw:text-style-name="P78" svg:width="1.923cm" svg:height="0.989cm" draw:transform="rotate (-0.698306233723986) translate (8.80356944444444cm 2.09197222222222cm)"><draw:text-box><text:p text:style-name="P77"><text:span text:style-name="T55">X en (1,3)</text:span></text:p></draw:text-box></draw:frame><draw:frame draw:style-name="gr58" draw:text-style-name="P82" svg:width="2.403cm" svg:height="1.073cm" svg:x="12.778cm" svg:y="4.734cm"><draw:text-box><text:p text:style-name="P77"><text:span text:style-name="T54">min</text:span></text:p></draw:text-box></draw:frame><draw:line draw:style-name="gr59" draw:text-style-name="P75" svg:x1="4.128cm" svg:y1="5.936cm" svg:x2="1.956cm" svg:y2="8.339cm"><text:p/></draw:line><draw:line draw:style-name="gr60" draw:text-style-name="P75" svg:x1="4.776cm" svg:y1="5.936cm" svg:x2="5.858cm" svg:y2="8.339cm"><text:p/></draw:line><draw:frame draw:style-name="gr61" draw:text-style-name="P78" svg:width="1.922cm" svg:height="0.989cm" draw:transform="rotate (0.837408975106721) translate (2.22526388888889cm 7.36423611111111cm)"><draw:text-box><text:p text:style-name="P77"><text:span text:style-name="T55">O en (1,0)</text:span></text:p></draw:text-box></draw:frame><draw:frame draw:style-name="gr62" draw:text-style-name="P78" svg:width="1.923cm" svg:height="0.989cm" draw:transform="rotate (-1.13498761257288) translate (5.40984722222222cm 6.11893055555556cm)"><draw:text-box><text:p text:style-name="P77"><text:span text:style-name="T55">O en (0,2)</text:span></text:p></draw:text-box></draw:frame><draw:frame draw:style-name="gr63" draw:text-style-name="P82" svg:width="2.403cm" svg:height="1.863cm" svg:x="12.778cm" svg:y="8.339cm"><draw:text-box><text:p text:style-name="P77"><text:span text:style-name="T54">max</text:span></text:p></draw:text-box></draw:frame><draw:g draw:style-name="gr2"><draw:custom-shape draw:style-name="gr64" draw:text-style-name="P75" svg:width="1.442cm" svg:height="1.444cm" svg:x="4.128cm" svg:y="4.494cm"><text:p/><draw:enhanced-geometry svg:viewBox="0 0 21600 21600" draw:mirror-horizontal="false" draw:mirror-vertical="false" draw:type="rectangle" draw:enhanced-path="M 0 0 L 21600 0 21600 21600 0 21600 0 0 Z N"/></draw:custom-shape><draw:custom-shape draw:style-name="gr65" draw:text-style-name="P75" svg:width="0.481cm" svg:height="0.482cm" svg:x="4.128cm" svg:y="5.455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66" draw:text-style-name="P75" svg:width="0.482cm" svg:height="0.482cm" svg:x="4.608cm" svg:y="5.455cm"><text:p/><draw:enhanced-geometry svg:viewBox="0 0 21600 21600" draw:mirror-horizontal="false" draw:mirror-vertical="false" draw:type="rectangle" draw:enhanced-path="M 0 0 L 21600 0 21600 21600 0 21600 0 0 Z N"/></draw:custom-shape><draw:custom-shape draw:style-name="gr67" draw:text-style-name="P75" svg:width="0.481cm" svg:height="0.482cm" svg:x="5.089cm" svg:y="5.455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68" draw:text-style-name="P75" svg:width="0.481cm" svg:height="0.481cm" svg:x="4.128cm" svg:y="4.976cm"><text:p/><draw:enhanced-geometry svg:viewBox="0 0 21600 21600" draw:mirror-horizontal="false" draw:mirror-vertical="false" draw:type="rectangle" draw:enhanced-path="M 0 0 L 21600 0 21600 21600 0 21600 0 0 Z N"/></draw:custom-shape><draw:custom-shape draw:style-name="gr69" draw:text-style-name="P75" svg:width="0.482cm" svg:height="0.481cm" svg:x="4.608cm" svg:y="4.976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70" draw:text-style-name="P75" svg:width="0.481cm" svg:height="0.481cm" svg:x="5.089cm" svg:y="4.976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71" draw:text-style-name="P75" svg:width="0.481cm" svg:height="0.482cm" svg:x="4.128cm" svg:y="4.494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72" draw:text-style-name="P75" svg:width="0.482cm" svg:height="0.482cm" svg:x="4.608cm" svg:y="4.494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73" draw:text-style-name="P75"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74" draw:text-style-name="P75" svg:width="1.444cm" svg:height="1.444cm" svg:x="9.894cm" svg:y="4.494cm"><text:p/><draw:enhanced-geometry svg:viewBox="0 0 21600 21600" draw:mirror-horizontal="false" draw:mirror-vertical="false" draw:type="rectangle" draw:enhanced-path="M 0 0 L 21600 0 21600 21600 0 21600 0 0 Z N"/></draw:custom-shape><draw:custom-shape draw:style-name="gr75" draw:text-style-name="P75" svg:width="0.482cm" svg:height="0.482cm" svg:x="9.894cm" svg:y="5.455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76" draw:text-style-name="P75" svg:width="0.481cm" svg:height="0.482cm" svg:x="10.376cm" svg:y="5.455cm"><text:p/><draw:enhanced-geometry svg:viewBox="0 0 21600 21600" draw:mirror-horizontal="false" draw:mirror-vertical="false" draw:type="rectangle" draw:enhanced-path="M 0 0 L 21600 0 21600 21600 0 21600 0 0 Z N"/></draw:custom-shape><draw:custom-shape draw:style-name="gr77" draw:text-style-name="P75" svg:width="0.482cm" svg:height="0.482cm" svg:x="10.855cm" svg:y="5.455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78" draw:text-style-name="P75" svg:width="0.482cm" svg:height="0.481cm" svg:x="9.894cm" svg:y="4.976cm"><text:p/><draw:enhanced-geometry svg:viewBox="0 0 21600 21600" draw:mirror-horizontal="false" draw:mirror-vertical="false" draw:type="rectangle" draw:enhanced-path="M 0 0 L 21600 0 21600 21600 0 21600 0 0 Z N"/></draw:custom-shape><draw:custom-shape draw:style-name="gr79" draw:text-style-name="P75" svg:width="0.481cm" svg:height="0.481cm" svg:x="10.376cm" svg:y="4.976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80" draw:text-style-name="P75" svg:width="0.482cm" svg:height="0.481cm" svg:x="10.855cm" svg:y="4.976cm"><text:p/><draw:enhanced-geometry svg:viewBox="0 0 21600 21600" draw:mirror-horizontal="false" draw:mirror-vertical="false" draw:type="rectangle" draw:enhanced-path="M 0 0 L 21600 0 21600 21600 0 21600 0 0 Z N"/></draw:custom-shape><draw:custom-shape draw:style-name="gr81" draw:text-style-name="P75" svg:width="0.482cm" svg:height="0.482cm" svg:x="9.894cm" svg:y="4.494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82" draw:text-style-name="P75" svg:width="0.481cm" svg:height="0.482cm" svg:x="10.376cm" svg:y="4.494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83" draw:text-style-name="P75" svg:width="0.482cm" svg:height="0.482cm" svg:x="10.855cm" svg:y="4.494cm"><text:p text:style-name="P76"><text:span text:style-name="T54">x</text:span></text:p><draw:enhanced-geometry svg:viewBox="0 0 21600 21600" draw:mirror-horizontal="false" draw:mirror-vertical="false" draw:type="rectangle" draw:enhanced-path="M 0 0 L 21600 0 21600 21600 0 21600 0 0 Z N"/></draw:custom-shape></draw:g><draw:g draw:style-name="gr2"><draw:custom-shape draw:style-name="gr84" draw:text-style-name="P75" svg:width="1.444cm" svg:height="1.444cm" svg:x="6.53cm" svg:y="4.494cm"><text:p/><draw:enhanced-geometry svg:viewBox="0 0 21600 21600" draw:mirror-horizontal="false" draw:mirror-vertical="false" draw:type="rectangle" draw:enhanced-path="M 0 0 L 21600 0 21600 21600 0 21600 0 0 Z N"/></draw:custom-shape><draw:custom-shape draw:style-name="gr85" draw:text-style-name="P75" svg:width="0.482cm" svg:height="0.482cm" svg:x="6.53cm" svg:y="5.455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86" draw:text-style-name="P75" svg:width="0.481cm" svg:height="0.482cm" svg:x="7.012cm" svg:y="5.455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87" draw:text-style-name="P75" svg:width="0.482cm" svg:height="0.482cm" svg:x="7.492cm" svg:y="5.455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88" draw:text-style-name="P75" svg:width="0.482cm" svg:height="0.481cm" svg:x="6.53cm" svg:y="4.976cm"><text:p/><draw:enhanced-geometry svg:viewBox="0 0 21600 21600" draw:mirror-horizontal="false" draw:mirror-vertical="false" draw:type="rectangle" draw:enhanced-path="M 0 0 L 21600 0 21600 21600 0 21600 0 0 Z N"/></draw:custom-shape><draw:custom-shape draw:style-name="gr89" draw:text-style-name="P75" svg:width="0.481cm" svg:height="0.481cm" svg:x="7.012cm" svg:y="4.976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90" draw:text-style-name="P75" svg:width="0.482cm" svg:height="0.481cm" svg:x="7.492cm" svg:y="4.976cm"><text:p/><draw:enhanced-geometry svg:viewBox="0 0 21600 21600" draw:mirror-horizontal="false" draw:mirror-vertical="false" draw:type="rectangle" draw:enhanced-path="M 0 0 L 21600 0 21600 21600 0 21600 0 0 Z N"/></draw:custom-shape><draw:custom-shape draw:style-name="gr91" draw:text-style-name="P75" svg:width="0.482cm" svg:height="0.482cm" svg:x="6.53cm" svg:y="4.494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92" draw:text-style-name="P75" svg:width="0.481cm" svg:height="0.482cm" svg:x="7.012cm" svg:y="4.494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93" draw:text-style-name="P75"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94" draw:text-style-name="P75" svg:width="1.442cm" svg:height="1.442cm" svg:x="1.244cm" svg:y="8.339cm"><text:p/><draw:enhanced-geometry svg:viewBox="0 0 21600 21600" draw:mirror-horizontal="false" draw:mirror-vertical="false" draw:type="rectangle" draw:enhanced-path="M 0 0 L 21600 0 21600 21600 0 21600 0 0 Z N"/></draw:custom-shape><draw:custom-shape draw:style-name="gr95" draw:text-style-name="P75" svg:width="0.481cm" svg:height="0.481cm" svg:x="1.244cm" svg:y="9.301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96" draw:text-style-name="P75" svg:width="0.482cm" svg:height="0.481cm" svg:x="1.724cm" svg:y="9.301cm"><text:p/><draw:enhanced-geometry svg:viewBox="0 0 21600 21600" draw:mirror-horizontal="false" draw:mirror-vertical="false" draw:type="rectangle" draw:enhanced-path="M 0 0 L 21600 0 21600 21600 0 21600 0 0 Z N"/></draw:custom-shape><draw:custom-shape draw:style-name="gr97" draw:text-style-name="P75" svg:width="0.481cm" svg:height="0.481cm" svg:x="2.205cm" svg:y="9.301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98" draw:text-style-name="P75" svg:width="0.481cm" svg:height="0.482cm" svg:x="1.244cm" svg:y="8.819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99" draw:text-style-name="P75" svg:width="0.482cm" svg:height="0.482cm" svg:x="1.724cm" svg:y="8.81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00" draw:text-style-name="P75" svg:width="0.481cm" svg:height="0.482cm" svg:x="2.205cm" svg:y="8.81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01" draw:text-style-name="P75" svg:width="0.481cm" svg:height="0.481cm" svg:x="1.244cm" svg:y="8.33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02" draw:text-style-name="P75" svg:width="0.482cm" svg:height="0.481cm" svg:x="1.724cm" svg:y="8.339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103" draw:text-style-name="P75"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104" draw:text-style-name="P75" svg:width="1.442cm" svg:height="1.442cm" svg:x="5.089cm" svg:y="8.339cm"><text:p/><draw:enhanced-geometry svg:viewBox="0 0 21600 21600" draw:mirror-horizontal="false" draw:mirror-vertical="false" draw:type="rectangle" draw:enhanced-path="M 0 0 L 21600 0 21600 21600 0 21600 0 0 Z N"/></draw:custom-shape><draw:custom-shape draw:style-name="gr105" draw:text-style-name="P75" svg:width="0.481cm" svg:height="0.481cm" svg:x="5.089cm" svg:y="9.301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06" draw:text-style-name="P75" svg:width="0.482cm" svg:height="0.481cm" svg:x="5.569cm" svg:y="9.301cm"><text:p/><draw:enhanced-geometry svg:viewBox="0 0 21600 21600" draw:mirror-horizontal="false" draw:mirror-vertical="false" draw:type="rectangle" draw:enhanced-path="M 0 0 L 21600 0 21600 21600 0 21600 0 0 Z N"/></draw:custom-shape><draw:custom-shape draw:style-name="gr107" draw:text-style-name="P75" svg:width="0.481cm" svg:height="0.481cm" svg:x="6.051cm" svg:y="9.301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108" draw:text-style-name="P75" svg:width="0.481cm" svg:height="0.482cm" svg:x="5.089cm" svg:y="8.819cm"><text:p/><draw:enhanced-geometry svg:viewBox="0 0 21600 21600" draw:mirror-horizontal="false" draw:mirror-vertical="false" draw:type="rectangle" draw:enhanced-path="M 0 0 L 21600 0 21600 21600 0 21600 0 0 Z N"/></draw:custom-shape><draw:custom-shape draw:style-name="gr109" draw:text-style-name="P75" svg:width="0.482cm" svg:height="0.482cm" svg:x="5.569cm" svg:y="8.81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10" draw:text-style-name="P75" svg:width="0.481cm" svg:height="0.482cm" svg:x="6.051cm" svg:y="8.81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11" draw:text-style-name="P75" svg:width="0.481cm" svg:height="0.481cm" svg:x="5.089cm" svg:y="8.339cm"><text:p text:style-name="P76"><text:span text:style-name="T54">x</text:span></text:p><draw:enhanced-geometry svg:viewBox="0 0 21600 21600" draw:mirror-horizontal="false" draw:mirror-vertical="false" draw:type="rectangle" draw:enhanced-path="M 0 0 L 21600 0 21600 21600 0 21600 0 0 Z N"/></draw:custom-shape><draw:custom-shape draw:style-name="gr112" draw:text-style-name="P75" svg:width="0.482cm" svg:height="0.481cm" svg:x="5.569cm" svg:y="8.339cm"><text:p text:style-name="P76"><text:span text:style-name="T54">o</text:span></text:p><draw:enhanced-geometry svg:viewBox="0 0 21600 21600" draw:mirror-horizontal="false" draw:mirror-vertical="false" draw:type="rectangle" draw:enhanced-path="M 0 0 L 21600 0 21600 21600 0 21600 0 0 Z N"/></draw:custom-shape><draw:custom-shape draw:style-name="gr113" draw:text-style-name="P75" svg:width="0.481cm" svg:height="0.481cm" svg:x="6.051cm" svg:y="8.339cm"><text:p text:style-name="P76"><text:span text:style-name="T54">o</text:span></text:p><draw:enhanced-geometry svg:viewBox="0 0 21600 21600" draw:mirror-horizontal="false" draw:mirror-vertical="false" draw:type="rectangle" draw:enhanced-path="M 0 0 L 21600 0 21600 21600 0 21600 0 0 Z N"/></draw:custom-shape></draw:g><draw:frame draw:style-name="gr114" draw:text-style-name="P81" svg:width="1.444cm" svg:height="2.655cm" svg:x="3.158cm" svg:y="8.525cm"><draw:text-box><text:p text:style-name="P77"><text:span text:style-name="T58">. . .</text:span></text:p></draw:text-box></draw:frame><draw:frame draw:style-name="gr115" draw:text-style-name="P82" svg:width="2.403cm" svg:height="1.863cm" svg:x="12.778cm" svg:y="0.409cm"><draw:text-box><text:p text:style-name="P77"><text:span text:style-name="T54">max</text:span></text:p></draw:text-box></draw:frame><draw:frame draw:style-name="gr116" draw:text-style-name="P83" svg:width="2.405cm" svg:height="0.913cm" svg:x="9.894cm" svg:y="6.177cm"><draw:text-box><text:p text:style-name="P77"><text:span text:style-name="T59">Éxito</text:span></text:p></draw:text-box></draw:frame></draw:g><text:span text:style-name="T21"/></text:p>
      <text:p text:style-name="P24"><text:span text:style-name="T2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4. Framework</text:p>
      <text:p text:style-name="P16"><text:line-break/><text:span text:style-name="T42">Metodología de trabajo:</text:span></text:p>
      <text:p text:style-name="P16"><text:span text:style-name="T42"/></text:p>
      <text:p text:style-name="P17">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text:soft-page-break/>reuniones, estas tendrán una duración máxima de 2 horas.<text:line-break/></text:p>
      <text:p text:style-name="P16">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6">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7">Garoé</text:span><text:span text:style-name="T6">: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873042216" text:style-name="L1">
        <text:list-item>
          <text:p text:style-name="P55">Motores de búsqueda (con y sin adversario)</text:p>
        </text:list-item>
        <text:list-item>
          <text:p text:style-name="P55">Especificación de estado</text:p>
        </text:list-item>
        <text:list-item>
          <text:p text:style-name="P55">Especificación de reglas de cambio de estado</text:p>
        </text:list-item>
        <text:list-item>
          <text:p text:style-name="P55">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129189919" text:style-name="L2">
        <text:list-item>
          <text:p text:style-name="P56">Desarrollar elementos para realizar búsquedas</text:p>
          <text:list>
            <text:list-item>
              <text:p text:style-name="P56">Motores de búsqueda</text:p>
            </text:list-item>
            <text:list-item>
              <text:p text:style-name="P56">Reglas de cambio de estado</text:p>
            </text:list-item>
            <text:list-item>
              <text:p text:style-name="P56">Especificaciones de estados</text:p>
            </text:list-item>
          </text:list>
        </text:list-item>
        <text:list-item>
          <text:p text:style-name="P56">Especializar partes de la plataforma</text:p>
        </text:list-item>
        <text:list-item>
          <text:p text:style-name="P56">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text:soft-page-break/>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787096080" text:style-name="L3">
        <text:list-item>
          <text:list>
            <text:list-item>
              <text:p text:style-name="P57">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471694973" text:style-name="L4">
        <text:list-item>
          <text:p text:style-name="P58">Desarrollar un problema: En caso de querer desarrollar un problema solo es necesario definir el estado (utilizando el estado abstracto correspondiente) y las reglas de cambio de estado.</text:p>
        </text:list-item>
      </text:list>
      <text:p text:style-name="Standard"/>
      <text:list xml:id="list1351638392" text:style-name="L5">
        <text:list-item>
          <text:p text:style-name="P59">Utilizar la plataforma con un problema y motor dado dentro de una aplicación: Si se tiene implementado un problema y uno o mas motores de búsqueda (compatibles con el mismo) uno podría usar la plataforma para conectar la aplicación con los mismos.</text:p>
          <text:p text:style-name="P59"/>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2">descripción general</text:span> donde describirá de forma superficial el producto; <text:span text:style-name="T2">características de usuario</text:span> donde detallarán que propiedades en común tendrán los mismos y se listarán los conocimientos básicos que deberán tener los mismos; <text:span text:style-name="T2">restricciones</text:span> que deberá cumplir la plataforma, cabe aclarar que estas no prevén los productos que se puedan generar a partir de la utilización de la plataforma; <text:span text:style-name="T2">dependencias y suposiciones</text:span> donde se describe qué requerimientos se deben cumplir para la correcta utilización de la plataforma; <text:span text:style-name="T2">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2">restricciones de diseño</text:span> donde se encontrarán restricciones como (en nuestro caso) seguir un determinado patrón, aspectos de visibilidad y responsabilidades que deben mantener ciertos componentes; <text:span text:style-name="T2">atributos del sistema</text:span> en donde sólo se considerará la portabilidad de la plataforma y todo sistema que se implemente sobre la misma; <text:span text:style-name="T2">información de soporte</text:span> incluirá indice, apéndice y referencias;</text:p>
      <text:p text:style-name="Standard"/>
      <text:p text:style-name="Standard"/>
      <text:p text:style-name="Standard"/>
      <text:p text:style-name="Standard"/>
      <text:p text:style-name="Standard">El resto del documento se organiza de la siguiente forma:</text:p>
      <text:p text:style-name="Standard"/>
      <text:p text:style-name="P5">Una descripción general del producto, seguido de las características de cada tipo de usuario esperado para la utilización del mismo. Las restricciones, dependencias y suposiciones que se tuvieron en cuenta para el producto. Una seccion con los requerimientos funcionales de cada submodulo, es decir, el motor, problema, estado y reglas de cambio de estado.</text:p>
      <text:p text:style-name="P5">Se detallará si existen y cuales son las restricciones del diseño y los atributos del sistema que se deben/desean lograr.</text:p>
      <text:p text:style-name="P5">Finalmente se podrá encontrar todo lo relacionado a información de soporte de esta sección del informe, índice, apéndice y referencias utilizadas.</text:p>
      <text:p text:style-name="P28"><text:soft-page-break/>– &gt; <text:tab/>Descripción general</text:p>
      <text:p text:style-name="P28">– – – – – – – – | – &gt;<text:tab/>Características de usuario</text:p>
      <text:p text:style-name="P28">– – – – – – – – – – – – – – – – | – &gt;<text:tab/>Desarrollador de motores de búsqueda</text:p>
      <text:p text:style-name="P28">– – – – – – – – – – – – – – – – | – &gt;<text:tab/>Desarrollador de problemas</text:p>
      <text:p text:style-name="P28">– – – – – – – – – – – – – – – – | – &gt;<text:tab/>Desarrollador de aplicaciones que utilizan motor de búsqueda</text:p>
      <text:p text:style-name="P28">– – – – – – – – | – &gt;<text:tab/>Restricciones</text:p>
      <text:p text:style-name="P28">– – – – – – – – | – &gt;<text:tab/>Dependencias y suposiciones</text:p>
      <text:p text:style-name="P28">– – – – – – – – | – &gt;<text:tab/>Requerimientos funcionales</text:p>
      <text:p text:style-name="P28">– – – – – – – – – – – – – – – – | – &gt;<text:tab/>Motor de búsqueda</text:p>
      <text:p text:style-name="P28">– – – – – – – – – – – – – – – – | – &gt;<text:tab/>Problema</text:p>
      <text:p text:style-name="P28">– – – – – – – – – – – – – – – – | – &gt;<text:tab/>Estado</text:p>
      <text:p text:style-name="P28">– – – – – – – – – – – – – – – – | – &gt;<text:tab/>Reglas de cambio de estado</text:p>
      <text:p text:style-name="P28">– – – – – – – – | – &gt;<text:tab/>Restricciones de diseño</text:p>
      <text:p text:style-name="P28">– – – – – – – – | – &gt;<text:tab/>Atributos del sistema</text:p>
      <text:p text:style-name="P28">– – – – – – – – – – – – – – – – | – &gt;<text:tab/>Portabilidad</text:p>
      <text:p text:style-name="P28">– – – – – – – – | – &gt;<text:tab/>Información de soporte</text:p>
      <text:p text:style-name="P28">– – – – – – – – – – – – – – – – | – &gt;<text:tab/>Indice</text:p>
      <text:p text:style-name="P28">– – – – – – – – – – – – – – – – | – &gt;<text:tab/>Apéndice</text:p>
      <text:p text:style-name="P28">–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
      <text:p text:style-name="Standard"/>
      <text:p text:style-name="Standard"/>
      <text:p text:style-name="Standard">Desarrollador de soluciones algorítmicas a problemas de búsqueda:</text:p>
      <text:p text:style-name="Standard"><text:soft-page-break/></text:p>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26">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26">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26">Este producto requiere la disponibilidad de una maquina virtual de Java y un SDK de Java que permita las siguientes funciones:</text:p>
      <text:p text:style-name="Standard"/>
      <text:list xml:id="list1043606659" text:style-name="L6">
        <text:list-item>
          <text:p text:style-name="P60">Genericidad</text:p>
        </text:list-item>
        <text:list-item>
          <text:p text:style-name="P60">Restricciones en parámetros de clase</text:p>
        </text:list-item>
        <text:list-item>
          <text:p text:style-name="P60">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
      <text:p text:style-name="P26">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27">- Definir el problema de búsqueda sobre el cual se va a ejecutar el algoritmo del motor de búsqueda:</text:p>
      <text:p text:style-name="Standard"><text:span text:style-name="T2">entrada:</text:span> un problema de búsqueda con un estado inicial definido y el conjunto de reglas de cambio de estado asociado a dicho problema.</text:p>
      <text:p text:style-name="Standard"><text:span text:style-name="T2">restricciones del parámetro (problema): </text:span>El problema, el motor, el estado y las reglas operan <text:soft-page-break/>sobre un determinado tipo; estos tipos tienen que ser iguales o compatibles para los elementos.</text:p>
      <text:p text:style-name="Standard"><text:span text:style-name="T2">comportamiento:</text:span> establecer al parámetro de entrada como problema del motor.</text:p>
      <text:p text:style-name="Standard"/>
      <text:p text:style-name="P27">- Obtener el estado solución del problema de búsqueda que encuentra el algoritmo de luego de ejecutarse:</text:p>
      <text:p text:style-name="Standard"><text:span text:style-name="T2">restricciones de la función:</text:span> el algoritmo de búsqueda debe haber sido ejecutado y debe haber encontrado una solución.</text:p>
      <text:p text:style-name="Standard"><text:span text:style-name="T2">Comportamiento: </text:span>este método retornara la solución encontrada por el algoritmo de búsqueda en caso de existir</text:p>
      <text:p text:style-name="Standard"/>
      <text:p text:style-name="P27">Requerimientos del motor de búsqueda con adversario:</text:p>
      <text:p text:style-name="P27"/>
      <text:p text:style-name="Standard">- obtener el movimiento “pensado” por el algoritmo de búsqueda. </text:p>
      <text:p text:style-name="Standard"><text:span text:style-name="T2">entrada:</text:span> el estado del juego desde donde el motor de búsqueda tiene que buscar el movimiento a realizar. </text:p>
      <text:p text:style-name="P25">Restricción de la función: <text:span text:style-name="T4">los tipos sobre los cuales están definidos el motor de búsqueda, las reglas, el problema y el tipo del estado deben ser iguales o compatibles.</text:span></text:p>
      <text:p text:style-name="Standard"><text:span text:style-name="T2">comportamiento:</text:span> realiza una búsqueda para encontrar el mejor movimiento posible dado el estado de entrada. </text:p>
      <text:p text:style-name="Standard"/>
      <text:p text:style-name="Standard">- computar evaluación de un estado</text:p>
      <text:p text:style-name="Standard"><text:span text:style-name="T2">entrada:</text:span> un estado </text:p>
      <text:p text:style-name="Standard"><text:span text:style-name="T2">restricción de la función:</text:span> el estado debe ser informado.</text:p>
      <text:p text:style-name="Standard"><text:span text:style-name="T2">comportamiento:</text:span> ejecutar un método de evaluación determinado sobre la entrada</text:p>
      <text:p text:style-name="Standard"/>
      <text:p text:style-name="P27">Requerimientos del motor de búsqueda sin adversario:</text:p>
      <text:p text:style-name="Standard"/>
      <text:p text:style-name="P5">-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28">-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2">comportamiento:</text:span> retornar la lista de estados intermedios desde el estado inicial hasta el estado solución, en caso de que el problema no haya tenido solución la lista debe ser vacía.</text:p>
      <text:p text:style-name="Standard"/>
      <text:p text:style-name="Standard">- Ejecutar el algoritmo de busqueda sobre el estado inicial, definido en el problema sobre el que realiza la busqueda el motor.</text:p>
      <text:p text:style-name="Standard"><text:span text:style-name="T2">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2">comportamiento:</text:span> ejecutar el algoritmo de busqueda partiendo desde el estado inicial del problema</text:p>
      <text:p text:style-name="Standard"><text:span text:style-name="T2">resultado:</text:span> verdadero si y sólo si existe estado s tal que existe un conjunto de reglas R tal que se cumple que el estado inicial deriva mediante R en s y el estado s es exitoso.</text:p>
      <text:p text:style-name="Standard"/>
      <text:p text:style-name="Standard"/>
      <text:p text:style-name="P27">Requerimientos funcionales del problema</text:p>
      <text:p text:style-name="Standard"/>
      <text:p text:style-name="Standard">- definir el estado a partir del cual se empieza a resolver el problema </text:p>
      <text:p text:style-name="Standard"><text:soft-page-break/><text:span text:style-name="T2">entrada:</text:span> un estado [falta con signo de pregunta]</text:p>
      <text:p text:style-name="Standard"><text:span text:style-name="T2">restricciones de la función:</text:span> el tipo del estado y el tipo sobre el cual opera el problema deben ser iguales o compatibles <text:s/></text:p>
      <text:p text:style-name="Standard"><text:span text:style-name="T2">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2">entrada:</text:span> un conjunto de reglas de cambio de estado</text:p>
      <text:p text:style-name="Standard"><text:span text:style-name="T2">restricciones de la función:</text:span> las reglas deben ser aplicables al tipo de estado sobre el cual opera el problema</text:p>
      <text:p text:style-name="Standard"><text:span text:style-name="T2">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2">entrada:</text:span> un estado</text:p>
      <text:p text:style-name="Standard"><text:span text:style-name="T2">comportamiento:</text:span> aplica todas las reglas de cambio de estado (aplicables) al estado de entrada, cada regla tiene una función que permite saber si la misma es aplicable a un estado dado.</text:p>
      <text:p text:style-name="Standard"><text:span text:style-name="T2">resultado:</text:span> un conjunto de estados obtenidos al aplicar todas las reglas al estado entrada.</text:p>
      <text:p text:style-name="Standard"/>
      <text:p text:style-name="P27">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2">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2">entrada:</text:span> se aplica sobre un estado</text:p>
      <text:p text:style-name="Standard"><text:span text:style-name="T2">resultado:</text:span> retorna si el estado es exitoso en relación al problema<text:line-break/></text:p>
      <text:p text:style-name="Standard">- Comparación con otro estado</text:p>
      <text:p text:style-name="Standard"><text:span text:style-name="T2">entrada:</text:span> se aplica sobre un estado y necesita de parámetro otro estado</text:p>
      <text:p text:style-name="Standard"><text:span text:style-name="T2">resultado:</text:span> un valor que especifique la relación de orden del estado actual con el de entrada</text:p>
      <text:p text:style-name="Standard"/>
      <text:p text:style-name="P27">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2">resultado:</text:span> un valor que define cuan bueno es un estado en relación a la resolución del problema</text:p>
      <text:p text:style-name="Standard"/>
      <text:p text:style-name="Standard">- Constante de valor mínimo de evaluación<text:line-break/><text:span text:style-name="T2">resultado:</text:span> el valor mínimo posible que puede arrojar la evaluación de un estado</text:p>
      <text:p text:style-name="Standard"><text:line-break/>- Constante de valor máximo de evaluación</text:p>
      <text:p text:style-name="Standard"><text:span text:style-name="T2">resultado:</text:span> el valor máximo posible que puede arrojar la evaluación de un estado</text:p>
      <text:p text:style-name="Standard"/>
      <text:p text:style-name="P27">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2">resultado:</text:span> retornar si el estado esta en nivel MIN o MAX</text:p>
      <text:p text:style-name="Standard"/>
      <text:p text:style-name="Standard"><text:soft-page-break/>- Consultar si un estado es exitoso para un nivel (jugador) en particular<text:line-break/><text:span text:style-name="T2">resultado:</text:span> retornar si el estado es exitoso para el nivel (jugador) consultado</text:p>
      <text:p text:style-name="Standard"><text:span text:style-name="T2">nota:</text:span> se debe cumplir que la funcionalidad de estado “es exitoso” debe ser igual a ganó MIN ó ganó MAX</text:p>
      <text:p text:style-name="Standard"><text:line-break/><text:span text:style-name="T36">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2">restricciones de la función:</text:span><text:span text:style-name="T4">el tipo sobre el cual opera la regla debe ser el mismo o compatible al tipo del estado</text:span><text:line-break/><text:span text:style-name="T2">resultado:</text:span> retorna si es posible aplicar la regla al estado pasado como entrada</text:p>
      <text:p text:style-name="Standard"><text:span text:style-name="T2">nota:</text:span> se debe mantener siempre la condición de si el estado es final entonces la regla no es aplicable<text:line-break/><text:line-break/>- Cambiar el estado aplicando la funcion asociada a la regla <text:line-break/><text:span text:style-name="T2">entrada:</text:span><text:span text:style-name="T4"> un estado</text:span></text:p>
      <text:p text:style-name="Standard"><text:span text:style-name="T2">restricciones de la función:</text:span><text:span text:style-name="T4">el tipo sobre el cual opera la regla debe ser el mismo o compatible al tipo del estado</text:span><text:span text:style-name="T2"><text:line-break/>comportamiento:</text:span> generar todos los estados resultantes de aplicar la regla al estado entrada<text:line-break/><text:span text:style-name="T2">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Standard">Atributos del sistema</text:p>
      <text:p text:style-name="Standard"/>
      <text:p text:style-name="Standard">Portabilidad</text:p>
      <text:p text:style-name="Standard"/>
      <text:p text:style-name="P16">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6"/>
      <text:p text:style-name="P16"/>
      <text:p text:style-name="P16"/>
      <text:p text:style-name="P16"/>
      <text:p text:style-name="P16"><text:line-break/></text:p>
      <text:p text:style-name="P16"/>
      <text:p text:style-name="P16"/>
      <text:p text:style-name="P16"/>
      <text:p text:style-name="P16"><text:line-break/><text:line-break/><text:line-break/></text:p>
      <text:p text:style-name="P16"/>
      <text:p text:style-name="P16"><text:soft-page-break/></text:p>
      <text:p text:style-name="P16"/>
      <text:p text:style-name="P16"/>
      <text:p text:style-name="P16">4.2. Diseño de clases no detallado<text:line-break/></text:p>
      <text:p text:style-name="P16"/>
      <text:p text:style-name="P16"/>
      <text:p text:style-name="P1">Diseño</text:p>
      <text:p text:style-name="P1"/>
      <text:p text:style-name="P31">[TODO: COPIAR DIAGRAMA DE DISEÑO (DIAGRAMA HECHO)]</text:p>
      <text:p text:style-name="P1"/>
      <text:p text:style-name="P1">La especificación del problema de búsqueda se hará con tres componentes, <text:span text:style-name="T2">estado</text:span>, <text:span text:style-name="T2">reglas </text:span>y <text:span text:style-name="T2">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8">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text:soft-page-break/>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698233384" text:style-name="L7">
        <text:list-item>
          <text:p text:style-name="P61">Contener toda estructura necesaria para un estado de un problema de búsqueda</text:p>
        </text:list-item>
        <text:list-item>
          <text:p text:style-name="P61">Ofrecer los métodos necesarios para interactuar con dichas estructuras</text:p>
        </text:list-item>
        <text:list-item>
          <text:p text:style-name="P61">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2009031732" text:style-name="L8">
        <text:list-item>
          <text:p text:style-name="P62">Ofrecer un método para evaluar al estado</text:p>
        </text:list-item>
        <text:list-item>
          <text:p text:style-name="P62">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847062838" text:style-name="L9">
        <text:list-item>
          <text:p text:style-name="P63">Ofrecer métodos para saber que jugador ganó (ganó max, ganó min)</text:p>
        </text:list-item>
        <text:list-item>
          <text:p text:style-name="P63">Ofrecer métodos para saber a que jugador pertenece un estado (es max, es min)</text:p>
        </text:list-item>
        <text:list-item>
          <text:p text:style-name="P63">Ofrecer métodos para definir que jugador corresponde a un estado (setear max, setear min)</text:p>
        </text:list-item>
      </text:list>
      <text:p text:style-name="P1"/>
      <text:p text:style-name="P1">Reglas</text:p>
      <text:p text:style-name="P1"/>
      <text:p text:style-name="P1"><text:soft-page-break/>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437276307" text:style-name="L10">
        <text:list-item>
          <text:p text:style-name="P64">Definir cual es el estado inicial del problema</text:p>
        </text:list-item>
        <text:list-item>
          <text:p text:style-name="P64">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558101854" text:style-name="L11">
        <text:list-item>
          <text:p text:style-name="P65">Contener el problema de búsqueda sobre el que realiza las búsquedas</text:p>
        </text:list-item>
        <text:list-item>
          <text:p text:style-name="P65">Realizar la búsqueda</text:p>
        </text:list-item>
        <text:list-item>
          <text:p text:style-name="P65">Obtener la solución al problema</text:p>
        </text:list-item>
        <text:list-item>
          <text:p text:style-name="P65">Obtener el estado actual de la búsqueda en forma de texto</text:p>
        </text:list-item>
        <text:list-item>
          <text:p text:style-name="P65">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086127738" text:style-name="L12">
        <text:list-item>
          <text:p text:style-name="P66">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457338726" text:style-name="L13">
        <text:list-item>
          <text:p text:style-name="P67">Computar el valor de un estado en el árbol de búsqueda</text:p>
        </text:list-item>
        <text:list-item>
          <text:p text:style-name="P67">Computar el mejor movimiento a realizar a un estado dado</text:p>
        </text:list-item>
        <text:list-item>
          <text:p text:style-name="P67">Obtener y definir los limites del árbol de búsqueda<text:line-break/><text:line-break/></text:p>
        </text:list-item>
      </text:list>
      <text:p text:style-name="P68"><text:span text:style-name="T15"><text:line-break/><text:line-break/><text:line-break/>2.3 Plataforma y herramientas utilizadas<text:line-break/></text:span></text:p>
      <text:p text:style-name="P68"><text:span text:style-name="T15">OS: Mac OS X (64)<text:line-break/>versión 10.6.8<text:line-break/><text:line-break/>OS: Ubuntu <text:line-break/>versión 10.04. LTS<text:line-break/></text:span></text:p>
      <text:p text:style-name="P68"><text:span text:style-name="T15">OS: Windows Ultimate 7 (64)</text:span></text:p>
      <text:p text:style-name="P68"><text:span text:style-name="T15">versión 7 SP1</text:span></text:p>
      <text:p text:style-name="P68"><text:soft-page-break/><text:span text:style-name="T15"/></text:p>
      <text:p text:style-name="P68"><text:span text:style-name="T15">Sistema de control de versiones: SVN (Mac OS, Ubuntu), Tortoise (Windows).</text:span></text:p>
      <text:p text:style-name="P68"><text:span text:style-name="T15">Version: 1.6.16, 1.6.6 y 1.6.??? respectivamente</text:span></text:p>
      <text:p text:style-name="P68"><text:span text:style-name="T15">Utilizado para control de versiones de los archivos usados/generados en el desarrollo del proyecto.</text:span></text:p>
      <text:p text:style-name="P68"><text:span text:style-name="T15"/></text:p>
      <text:p text:style-name="P68"><text:span text:style-name="T15">Editor de texto: LibreOffice (Mac OS, windows), OpenOffice (Ubuntu)</text:span></text:p>
      <text:p text:style-name="P68"><text:span text:style-name="T15">Versión: 3.3.3 y 3.2 respectivamente</text:span></text:p>
      <text:p text:style-name="P68"><text:span text:style-name="T13">Utilizado para generar informe del proyecto, manual de usuario y documentaciones varias.</text:span></text:p>
      <text:p text:style-name="P68"><text:span text:style-name="T13"><text:line-break/>IDE de programación: Eclipse, NetBeans<text:line-break/>Versión: 3.7.0 (Indigo) y 7.0.1</text:span></text:p>
      <text:p text:style-name="P68"><text:span text:style-name="T13">Utilizado para el desarrollo de la plataforma y ejemplos de uso de la misma.</text:span></text:p>
      <text:p text:style-name="P68"><text:span text:style-name="T13"/></text:p>
      <text:p text:style-name="P68"><text:span text:style-name="T13">En principio Eclipse fue el IDE utilizado por las funciones que incorpora y que ayudan de gran manera al desarrollo de código, estas son: corrección sintáctica y semántica durante la edición de código asi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span></text:p>
      <text:p text:style-name="P68"><text:span text:style-name="T13"/></text:p>
      <text:p text:style-name="P68"><text:span text:style-name="T13">Editor de diagramas UML: Astah (Community)</text:span></text:p>
      <text:p text:style-name="P68"><text:span text:style-name="T13">Versión: 6.4 (Model Version 34)</text:span></text:p>
      <text:p text:style-name="P68"><text:span text:style-name="T13">Utilizado para la generación de diagramas de clases.</text:span></text:p>
      <text:p text:style-name="P68"><text:span text:style-name="T13"/></text:p>
      <text:p text:style-name="P68"><text:span text:style-name="T13">Servicio de almacenamiento de archivos: DropBox</text:span></text:p>
      <text:p text:style-name="P68"><text:span text:style-name="T13">Versión: 1.1.35 </text:span></text:p>
      <text:p text:style-name="P68"><text:span text:style-name="T13">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span></text:p>
      <text:list xml:id="list135523330" text:style-name="L14">
        <text:list-item>
          <text:list>
            <text:list-header>
              <text:p text:style-name="P71"><text:span text:style-name="T25"/></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 svg:font-family="arial"/>
    <style:font-face style:name="ArialMT" svg:font-family="ArialMT"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06T12:25:55</dc:date>
    <meta:editing-duration>PT23H25M31S</meta:editing-duration>
    <meta:editing-cycles>56</meta:editing-cycles>
    <meta:generator>OpenOffice.org/3.2$Linux OpenOffice.org_project/320m12$Build-9483</meta:generator>
    <dc:creator>Carla Fiori</dc:creator>
    <meta:document-statistic meta:table-count="1" meta:image-count="0" meta:object-count="0" meta:page-count="25" meta:paragraph-count="372" meta:word-count="10025" meta:character-count="61985"/>
  </office:meta>
</office:document-meta>
</file>